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47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Chemical sy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of symbol</text:p>
          </table:table-cell>
          <table:table-cell table:style-name="ce1" office:value-type="string" calcext:value-type="string">
            <text:p>Atomic No.</text:p>
          </table:table-cell>
          <table:table-cell table:style-name="ce1" office:value-type="string" calcext:value-type="string">
            <text:p>Atomic mass</text:p>
          </table:table-cell>
          <table:table-cell table:style-name="ce1" office:value-type="string" calcext:value-type="string">
            <text:p>Density (near <text:a xlink:href="https://simple.wikipedia.org/wiki/Room_temperature" xlink:type="simple">r.t.</text:a>)</text:p>
          </table:table-cell>
          <table:table-cell table:style-name="ce1" office:value-type="string" calcext:value-type="string">
            <text:p>Melting point</text:p>
          </table:table-cell>
          <table:table-cell table:style-name="ce1" office:value-type="string" calcext:value-type="string">
            <text:p>Boiling point </text:p>
          </table:table-cell>
          <table:table-cell table:style-name="ce1" office:value-type="string" calcext:value-type="string">
            <text:p>Year of discovery </text:p>
          </table:table-cell>
          <table:table-cell table:style-name="ce1" office:value-type="string" calcext:value-type="string">
            <text:p>Discoverer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<text:a xlink:href="https://simple.wikipedia.org/wiki/Actinium" xlink:type="simple">Actinium</text:a></text:p>
          </table:table-cell>
          <table:table-cell table:style-name="ce4"/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27,0278 g/mol</text:p>
          </table:table-cell>
          <table:table-cell table:style-name="ce2" office:value-type="string" calcext:value-type="string">
            <text:p>10,07 g/cm3</text:p>
          </table:table-cell>
          <table:table-cell table:style-name="ce2" office:value-type="string" calcext:value-type="string">
            <text:p>1047 °C</text:p>
          </table:table-cell>
          <table:table-cell table:style-name="ce2" office:value-type="string" calcext:value-type="string">
            <text:p>3197 °C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string" calcext:value-type="string">
            <text:p>Debierne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Ag</text:p>
          </table:table-cell>
          <table:table-cell table:style-name="ce2" office:value-type="string" calcext:value-type="string">
            <text:p><text:a xlink:href="https://simple.wikipedia.org/wiki/Silver" xlink:type="simple">Silver</text:a></text:p>
          </table:table-cell>
          <table:table-cell table:style-name="ce2" office:value-type="string" calcext:value-type="string">
            <text:p><text:a xlink:href="https://simple.wikipedia.org/wiki/Latin_language" xlink:type="simple">Latin</text:a> Argentum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07,8682 g/mol</text:p>
          </table:table-cell>
          <table:table-cell table:style-name="ce2" office:value-type="string" calcext:value-type="string">
            <text:p>10,49 g/cm3</text:p>
          </table:table-cell>
          <table:table-cell table:style-name="ce2" office:value-type="string" calcext:value-type="string">
            <text:p>961,9 °C</text:p>
          </table:table-cell>
          <table:table-cell table:style-name="ce2" office:value-type="string" calcext:value-type="string">
            <text:p>2212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<text:a xlink:href="https://simple.wikipedia.org/wiki/Aluminium" xlink:type="simple">Aluminium</text:a></text:p>
          </table:table-cell>
          <table:table-cell table:style-name="ce4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6,981539 g/mol</text:p>
          </table:table-cell>
          <table:table-cell table:style-name="ce2" office:value-type="string" calcext:value-type="string">
            <text:p>2,70 g/cm3</text:p>
          </table:table-cell>
          <table:table-cell table:style-name="ce2" office:value-type="string" calcext:value-type="string">
            <text:p>660,5 °C</text:p>
          </table:table-cell>
          <table:table-cell table:style-name="ce2" office:value-type="string" calcext:value-type="string">
            <text:p>2467 °C</text:p>
          </table:table-cell>
          <table:table-cell table:style-name="ce2" office:value-type="float" office:value="1825" calcext:value-type="float">
            <text:p>1825</text:p>
          </table:table-cell>
          <table:table-cell table:style-name="ce2" office:value-type="string" calcext:value-type="string">
            <text:p>Oersted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<text:a xlink:href="https://simple.wikipedia.org/wiki/Americium" xlink:type="simple">Americium</text:a></text:p>
          </table:table-cell>
          <table:table-cell table:style-name="ce4"/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243,0614 g/mol</text:p>
          </table:table-cell>
          <table:table-cell table:style-name="ce2" office:value-type="string" calcext:value-type="string">
            <text:p>13,67 g/cm3</text:p>
          </table:table-cell>
          <table:table-cell table:style-name="ce2" office:value-type="string" calcext:value-type="string">
            <text:p>994 °C</text:p>
          </table:table-cell>
          <table:table-cell table:style-name="ce2" office:value-type="string" calcext:value-type="string">
            <text:p>2607 °C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<text:a xlink:href="https://simple.wikipedia.org/wiki/Argon" xlink:type="simple">Argon</text:a></text:p>
          </table:table-cell>
          <table:table-cell table:style-name="ce4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9,948 g/mol</text:p>
          </table:table-cell>
          <table:table-cell table:style-name="ce2" office:value-type="string" calcext:value-type="string">
            <text:p>1,66 g/l</text:p>
          </table:table-cell>
          <table:table-cell table:style-name="ce2" office:value-type="string" calcext:value-type="string">
            <text:p>-189,4 °C</text:p>
          </table:table-cell>
          <table:table-cell table:style-name="ce2" office:value-type="string" calcext:value-type="string">
            <text:p>-185,9 °C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office:value-type="string" calcext:value-type="string">
            <text:p>Ramsay and Rayleig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<text:a xlink:href="https://simple.wikipedia.org/wiki/Arsenic" xlink:type="simple">Arsenic</text:a></text:p>
          </table:table-cell>
          <table:table-cell table:style-name="ce4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74,92159 g/mol</text:p>
          </table:table-cell>
          <table:table-cell table:style-name="ce2" office:value-type="string" calcext:value-type="string">
            <text:p>5,72 g/cm3</text:p>
          </table:table-cell>
          <table:table-cell table:style-name="ce2" office:value-type="string" calcext:value-type="string">
            <text:p>613 °C</text:p>
          </table:table-cell>
          <table:table-cell table:style-name="ce2" office:value-type="string" calcext:value-type="string">
            <text:p>613 (<text:a xlink:href="https://simple.wikipedia.org/w/index.php?title=Sublimation_(physics)&amp;action=edit&amp;redlink=1" xlink:type="simple">Subl.</text:a>) °C</text:p>
          </table:table-cell>
          <table:table-cell table:style-name="ce2" office:value-type="string" calcext:value-type="string">
            <text:p>ca. 1250</text:p>
          </table:table-cell>
          <table:table-cell table:style-name="ce2" office:value-type="string" calcext:value-type="string">
            <text:p>Albertus Magnus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<text:a xlink:href="https://simple.wikipedia.org/wiki/Astatine" xlink:type="simple">Astatine</text:a></text:p>
          </table:table-cell>
          <table:table-cell table:style-name="ce4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209,9871 g/mol</text:p>
          </table:table-cell>
          <table:table-cell table:style-name="ce2" office:value-type="string" calcext:value-type="string">
            <text:p>7 g/cm3 </text:p>
          </table:table-cell>
          <table:table-cell table:style-name="ce2" office:value-type="string" calcext:value-type="string">
            <text:p>302 °C</text:p>
          </table:table-cell>
          <table:table-cell table:style-name="ce2" office:value-type="string" calcext:value-type="string">
            <text:p>337 °C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string" calcext:value-type="string">
            <text:p>Corson and MacKenzie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<text:a xlink:href="https://simple.wikipedia.org/wiki/Gold" xlink:type="simple">Gold</text:a></text:p>
          </table:table-cell>
          <table:table-cell table:style-name="ce2" office:value-type="string" calcext:value-type="string">
            <text:p>Latin Aurum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196,96654 g/mol</text:p>
          </table:table-cell>
          <table:table-cell table:style-name="ce2" office:value-type="string" calcext:value-type="string">
            <text:p>19,32 g/cm3</text:p>
          </table:table-cell>
          <table:table-cell table:style-name="ce2" office:value-type="string" calcext:value-type="string">
            <text:p>1064,4 °C</text:p>
          </table:table-cell>
          <table:table-cell table:style-name="ce2" office:value-type="string" calcext:value-type="string">
            <text:p>2940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a xlink:href="https://simple.wikipedia.org/wiki/Boron" xlink:type="simple">Boron</text:a></text:p>
          </table:table-cell>
          <table:table-cell table:style-name="ce4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,811 g/mol</text:p>
          </table:table-cell>
          <table:table-cell table:style-name="ce2" office:value-type="string" calcext:value-type="string">
            <text:p>2,46 g/cm3</text:p>
          </table:table-cell>
          <table:table-cell table:style-name="ce2" office:value-type="string" calcext:value-type="string">
            <text:p>2300 °C</text:p>
          </table:table-cell>
          <table:table-cell table:style-name="ce2" office:value-type="string" calcext:value-type="string">
            <text:p>2550 °C</text:p>
          </table:table-cell>
          <table:table-cell table:style-name="ce2" office:value-type="float" office:value="1808" calcext:value-type="float">
            <text:p>1808</text:p>
          </table:table-cell>
          <table:table-cell table:style-name="ce2" office:value-type="string" calcext:value-type="string">
            <text:p>Davy and Gay-Lussac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<text:a xlink:href="https://simple.wikipedia.org/wiki/Barium" xlink:type="simple">Barium</text:a></text:p>
          </table:table-cell>
          <table:table-cell table:style-name="ce4"/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137,327 g/mol</text:p>
          </table:table-cell>
          <table:table-cell table:style-name="ce2" office:value-type="string" calcext:value-type="string">
            <text:p>3,65 g/cm3</text:p>
          </table:table-cell>
          <table:table-cell table:style-name="ce2" office:value-type="string" calcext:value-type="string">
            <text:p>725 °C</text:p>
          </table:table-cell>
          <table:table-cell table:style-name="ce2" office:value-type="string" calcext:value-type="string">
            <text:p>1640 °C</text:p>
          </table:table-cell>
          <table:table-cell table:style-name="ce2" office:value-type="float" office:value="1808" calcext:value-type="float">
            <text:p>1808</text:p>
          </table:table-cell>
          <table:table-cell table:style-name="ce2" office:value-type="string" calcext:value-type="string">
            <text:p>Davy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<text:a xlink:href="https://simple.wikipedia.org/w/index.php?title=Berylliuz&amp;action=edit&amp;redlink=1" xlink:type="simple">Beryllium</text:a>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9,012182 g/mol</text:p>
          </table:table-cell>
          <table:table-cell table:style-name="ce2" office:value-type="string" calcext:value-type="string">
            <text:p>1,85 g/cm3</text:p>
          </table:table-cell>
          <table:table-cell table:style-name="ce2" office:value-type="string" calcext:value-type="string">
            <text:p>1278 °C</text:p>
          </table:table-cell>
          <table:table-cell table:style-name="ce2" office:value-type="string" calcext:value-type="string">
            <text:p>2970 °C</text:p>
          </table:table-cell>
          <table:table-cell table:style-name="ce2" office:value-type="float" office:value="1797" calcext:value-type="float">
            <text:p>1797</text:p>
          </table:table-cell>
          <table:table-cell table:style-name="ce2" office:value-type="string" calcext:value-type="string">
            <text:p>Vauqueli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<text:a xlink:href="https://simple.wikipedia.org/wiki/Bohrium" xlink:type="simple">Bohrium</text:a></text:p>
          </table:table-cell>
          <table:table-cell table:style-name="ce4"/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62" calcext:value-type="float">
            <text:p>262</text:p>
          </table:table-cell>
          <table:table-cell table:style-name="ce4" table:number-columns-repeated="3"/>
          <table:table-cell table:style-name="ce2" office:value-type="float" office:value="1976" calcext:value-type="float">
            <text:p>1976</text:p>
          </table:table-cell>
          <table:table-cell table:style-name="ce2" office:value-type="string" calcext:value-type="string">
            <text:p>Oganessia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<text:a xlink:href="https://simple.wikipedia.org/wiki/Bismuth" xlink:type="simple">Bismuth</text:a></text:p>
          </table:table-cell>
          <table:table-cell table:style-name="ce4"/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208,98037 g/mol</text:p>
          </table:table-cell>
          <table:table-cell table:style-name="ce2" office:value-type="string" calcext:value-type="string">
            <text:p>9,80 g/cm3</text:p>
          </table:table-cell>
          <table:table-cell table:style-name="ce2" office:value-type="string" calcext:value-type="string">
            <text:p>271,4 °C</text:p>
          </table:table-cell>
          <table:table-cell table:style-name="ce2" office:value-type="string" calcext:value-type="string">
            <text:p>1560 °C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Agricola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<text:a xlink:href="https://simple.wikipedia.org/wiki/Berkelium" xlink:type="simple">Berkelium</text:a></text:p>
          </table:table-cell>
          <table:table-cell table:style-name="ce4"/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247,0703 g/mol</text:p>
          </table:table-cell>
          <table:table-cell table:style-name="ce2" office:value-type="string" calcext:value-type="string">
            <text:p>13,25 g/cm3</text:p>
          </table:table-cell>
          <table:table-cell table:style-name="ce2" office:value-type="string" calcext:value-type="string">
            <text:p>986 °C</text:p>
          </table:table-cell>
          <table:table-cell table:style-name="ce2" office:value-type="string" calcext:value-type="string">
            <text:p>2627 °C 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<text:a xlink:href="https://simple.wikipedia.org/wiki/Bromine" xlink:type="simple">Bromine</text:a></text:p>
          </table:table-cell>
          <table:table-cell table:style-name="ce4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79,904 g/mol</text:p>
          </table:table-cell>
          <table:table-cell table:style-name="ce2" office:value-type="string" calcext:value-type="string">
            <text:p>3,14 g/cm3</text:p>
          </table:table-cell>
          <table:table-cell table:style-name="ce2" office:value-type="string" calcext:value-type="string">
            <text:p>-7,3 °C</text:p>
          </table:table-cell>
          <table:table-cell table:style-name="ce2" office:value-type="string" calcext:value-type="string">
            <text:p>58,8 °C</text:p>
          </table:table-cell>
          <table:table-cell table:style-name="ce2" office:value-type="float" office:value="1826" calcext:value-type="float">
            <text:p>1826</text:p>
          </table:table-cell>
          <table:table-cell table:style-name="ce2" office:value-type="string" calcext:value-type="string">
            <text:p>Balard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a xlink:href="https://simple.wikipedia.org/wiki/Carbon" xlink:type="simple">Carbon</text:a></text:p>
          </table:table-cell>
          <table:table-cell table:style-name="ce4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2,011 g/mol</text:p>
          </table:table-cell>
          <table:table-cell table:style-name="ce2" office:value-type="string" calcext:value-type="string">
            <text:p>3,51 g/cm3</text:p>
          </table:table-cell>
          <table:table-cell table:style-name="ce2" office:value-type="string" calcext:value-type="string">
            <text:p>3550 °C</text:p>
          </table:table-cell>
          <table:table-cell table:style-name="ce2" office:value-type="string" calcext:value-type="string">
            <text:p>4827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<text:a xlink:href="https://simple.wikipedia.org/wiki/Calcium" xlink:type="simple">Calcium</text:a></text:p>
          </table:table-cell>
          <table:table-cell table:style-name="ce4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40,078 g/mol</text:p>
          </table:table-cell>
          <table:table-cell table:style-name="ce2" office:value-type="string" calcext:value-type="string">
            <text:p>1,54 g/cm3</text:p>
          </table:table-cell>
          <table:table-cell table:style-name="ce2" office:value-type="string" calcext:value-type="string">
            <text:p>839 °C</text:p>
          </table:table-cell>
          <table:table-cell table:style-name="ce2" office:value-type="string" calcext:value-type="string">
            <text:p>1487 °C</text:p>
          </table:table-cell>
          <table:table-cell table:style-name="ce2" office:value-type="float" office:value="1808" calcext:value-type="float">
            <text:p>1808</text:p>
          </table:table-cell>
          <table:table-cell table:style-name="ce2" office:value-type="string" calcext:value-type="string">
            <text:p>Davy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<text:a xlink:href="https://simple.wikipedia.org/wiki/Cadmium" xlink:type="simple">Cadmium</text:a></text:p>
          </table:table-cell>
          <table:table-cell table:style-name="ce4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12,411 g/mol</text:p>
          </table:table-cell>
          <table:table-cell table:style-name="ce2" office:value-type="string" calcext:value-type="string">
            <text:p>8,64 g/cm3</text:p>
          </table:table-cell>
          <table:table-cell table:style-name="ce2" office:value-type="string" calcext:value-type="string">
            <text:p>321 °C</text:p>
          </table:table-cell>
          <table:table-cell table:style-name="ce2" office:value-type="string" calcext:value-type="string">
            <text:p>765 °C</text:p>
          </table:table-cell>
          <table:table-cell table:style-name="ce2" office:value-type="float" office:value="1817" calcext:value-type="float">
            <text:p>1817</text:p>
          </table:table-cell>
          <table:table-cell table:style-name="ce2" office:value-type="string" calcext:value-type="string">
            <text:p>Stromeyer and Hermann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<text:a xlink:href="https://simple.wikipedia.org/wiki/Cerium" xlink:type="simple">Cerium</text:a></text:p>
          </table:table-cell>
          <table:table-cell table:style-name="ce4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140,115 g/mol</text:p>
          </table:table-cell>
          <table:table-cell table:style-name="ce2" office:value-type="string" calcext:value-type="string">
            <text:p>6,77 g/cm3</text:p>
          </table:table-cell>
          <table:table-cell table:style-name="ce2" office:value-type="string" calcext:value-type="string">
            <text:p>798 °C</text:p>
          </table:table-cell>
          <table:table-cell table:style-name="ce2" office:value-type="string" calcext:value-type="string">
            <text:p>3257 °C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string" calcext:value-type="string">
            <text:p>von Hisinger and Berzelius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<text:a xlink:href="https://simple.wikipedia.org/wiki/Californium" xlink:type="simple">Californium</text:a></text:p>
          </table:table-cell>
          <table:table-cell table:style-name="ce4"/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251,0796 g/mol</text:p>
          </table:table-cell>
          <table:table-cell table:style-name="ce2" office:value-type="string" calcext:value-type="string">
            <text:p>15,1 g/cm3</text:p>
          </table:table-cell>
          <table:table-cell table:style-name="ce2" office:value-type="string" calcext:value-type="string">
            <text:p>900 °C</text:p>
          </table:table-cell>
          <table:table-cell table:style-name="ce2" office:value-type="string" calcext:value-type="string">
            <text:p>1472 °C 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<text:a xlink:href="https://simple.wikipedia.org/wiki/Chlorine" xlink:type="simple">Chlorine</text:a></text:p>
          </table:table-cell>
          <table:table-cell table:style-name="ce4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35,4527 g/mol</text:p>
          </table:table-cell>
          <table:table-cell table:style-name="ce2" office:value-type="string" calcext:value-type="string">
            <text:p>2,95 g/l</text:p>
          </table:table-cell>
          <table:table-cell table:style-name="ce2" office:value-type="string" calcext:value-type="string">
            <text:p>-34,6 °C</text:p>
          </table:table-cell>
          <table:table-cell table:style-name="ce2" office:value-type="string" calcext:value-type="string">
            <text:p>-101 °C</text:p>
          </table:table-cell>
          <table:table-cell table:style-name="ce2" office:value-type="float" office:value="1774" calcext:value-type="float">
            <text:p>1774</text:p>
          </table:table-cell>
          <table:table-cell table:style-name="ce2" office:value-type="string" calcext:value-type="string">
            <text:p>Scheele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<text:a xlink:href="https://simple.wikipedia.org/wiki/Curium" xlink:type="simple">Curium</text:a></text:p>
          </table:table-cell>
          <table:table-cell table:style-name="ce4"/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247,0703 g/mol</text:p>
          </table:table-cell>
          <table:table-cell table:style-name="ce2" office:value-type="string" calcext:value-type="string">
            <text:p>13,51 g/cm3</text:p>
          </table:table-cell>
          <table:table-cell table:style-name="ce2" office:value-type="string" calcext:value-type="string">
            <text:p>1340 °C</text:p>
          </table:table-cell>
          <table:table-cell table:style-name="ce2" office:value-type="string" calcext:value-type="string">
            <text:p>3110 °C 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n </text:p>
          </table:table-cell>
          <table:table-cell table:style-name="ce2" office:value-type="string" calcext:value-type="string">
            <text:p><text:a xlink:href="https://simple.wikipedia.org/wiki/Copernicium" xlink:type="simple">Copernicium</text:a> </text:p>
          </table:table-cell>
          <table:table-cell table:style-name="ce4"/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277 g/mol </text:p>
          </table:table-cell>
          <table:table-cell table:style-name="ce4" table:number-columns-repeated="3"/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Society for Heavy Ion Researc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<text:a xlink:href="https://simple.wikipedia.org/wiki/Cobalt" xlink:type="simple">Cobalt</text:a></text:p>
          </table:table-cell>
          <table:table-cell table:style-name="ce4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58,9332 g/mol</text:p>
          </table:table-cell>
          <table:table-cell table:style-name="ce2" office:value-type="string" calcext:value-type="string">
            <text:p>8,89 g/cm3</text:p>
          </table:table-cell>
          <table:table-cell table:style-name="ce2" office:value-type="string" calcext:value-type="string">
            <text:p>1495 °C</text:p>
          </table:table-cell>
          <table:table-cell table:style-name="ce2" office:value-type="string" calcext:value-type="string">
            <text:p>2870 °C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office:value-type="string" calcext:value-type="string">
            <text:p>Brandt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<text:a xlink:href="https://simple.wikipedia.org/wiki/Chromium" xlink:type="simple">Chromium</text:a></text:p>
          </table:table-cell>
          <table:table-cell table:style-name="ce4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51,9961 g/mol</text:p>
          </table:table-cell>
          <table:table-cell table:style-name="ce2" office:value-type="string" calcext:value-type="string">
            <text:p>7,14 g/cm3</text:p>
          </table:table-cell>
          <table:table-cell table:style-name="ce2" office:value-type="string" calcext:value-type="string">
            <text:p>1857 °C</text:p>
          </table:table-cell>
          <table:table-cell table:style-name="ce2" office:value-type="string" calcext:value-type="string">
            <text:p>2482 °C</text:p>
          </table:table-cell>
          <table:table-cell table:style-name="ce2" office:value-type="float" office:value="1797" calcext:value-type="float">
            <text:p>1797</text:p>
          </table:table-cell>
          <table:table-cell table:style-name="ce2" office:value-type="string" calcext:value-type="string">
            <text:p>Vauquelin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<text:a xlink:href="https://simple.wikipedia.org/wiki/Caesium" xlink:type="simple">Caesium</text:a></text:p>
          </table:table-cell>
          <table:table-cell table:style-name="ce4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132,90543 g/mol</text:p>
          </table:table-cell>
          <table:table-cell table:style-name="ce2" office:value-type="string" calcext:value-type="string">
            <text:p>1,90 g/cm3</text:p>
          </table:table-cell>
          <table:table-cell table:style-name="ce2" office:value-type="string" calcext:value-type="string">
            <text:p>28,4 °C</text:p>
          </table:table-cell>
          <table:table-cell table:style-name="ce2" office:value-type="string" calcext:value-type="string">
            <text:p>690 °C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string" calcext:value-type="string">
            <text:p>Kirchhoff and Bunse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u</text:p>
          </table:table-cell>
          <table:table-cell table:style-name="ce2" office:value-type="string" calcext:value-type="string">
            <text:p><text:a xlink:href="https://simple.wikipedia.org/wiki/Copper" xlink:type="simple">Copper</text:a></text:p>
          </table:table-cell>
          <table:table-cell table:style-name="ce2" office:value-type="string" calcext:value-type="string">
            <text:p>Latin Cuprum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63,546 g/mol</text:p>
          </table:table-cell>
          <table:table-cell table:style-name="ce2" office:value-type="string" calcext:value-type="string">
            <text:p>8,92 g/cm3</text:p>
          </table:table-cell>
          <table:table-cell table:style-name="ce2" office:value-type="string" calcext:value-type="string">
            <text:p>1083,5 °C</text:p>
          </table:table-cell>
          <table:table-cell table:style-name="ce2" office:value-type="string" calcext:value-type="string">
            <text:p>2595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<text:a xlink:href="https://simple.wikipedia.org/wiki/Dubnium" xlink:type="simple">Dubnium</text:a></text:p>
          </table:table-cell>
          <table:table-cell table:style-name="ce4"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262,1138 g/mol</text:p>
          </table:table-cell>
          <table:table-cell table:style-name="ce4" table:number-columns-repeated="3"/>
          <table:table-cell table:style-name="ce2" office:value-type="string" calcext:value-type="string">
            <text:p>1967/70</text:p>
          </table:table-cell>
          <table:table-cell table:style-name="ce2" office:value-type="string" calcext:value-type="string">
            <text:p>Flerow oder Ghiorso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<text:a xlink:href="https://simple.wikipedia.org/wiki/Darmstadtium" xlink:type="simple">Darmstadtium</text:a></text:p>
          </table:table-cell>
          <table:table-cell table:style-name="ce4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269 g/mol</text:p>
          </table:table-cell>
          <table:table-cell table:style-name="ce4" table:number-columns-repeated="3"/>
          <table:table-cell table:style-name="ce2" office:value-type="float" office:value="1994" calcext:value-type="float">
            <text:p>1994</text:p>
          </table:table-cell>
          <table:table-cell table:style-name="ce2" office:value-type="string" calcext:value-type="string">
            <text:p>Society for Heavy Ion Research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Dy</text:p>
          </table:table-cell>
          <table:table-cell table:style-name="ce2" office:value-type="string" calcext:value-type="string">
            <text:p><text:a xlink:href="https://simple.wikipedia.org/wiki/Dysprosium" xlink:type="simple">Dysprosium</text:a></text:p>
          </table:table-cell>
          <table:table-cell table:style-name="ce4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162,5 g/mol</text:p>
          </table:table-cell>
          <table:table-cell table:style-name="ce2" office:value-type="string" calcext:value-type="string">
            <text:p>8,56 g/cm3</text:p>
          </table:table-cell>
          <table:table-cell table:style-name="ce2" office:value-type="string" calcext:value-type="string">
            <text:p>1409 °C</text:p>
          </table:table-cell>
          <table:table-cell table:style-name="ce2" office:value-type="string" calcext:value-type="string">
            <text:p>2335 °C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string" calcext:value-type="string">
            <text:p>Lecoq de Boisbaudra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<text:a xlink:href="https://simple.wikipedia.org/wiki/Erbium" xlink:type="simple">Erbium</text:a></text:p>
          </table:table-cell>
          <table:table-cell table:style-name="ce4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167,26 g/mol</text:p>
          </table:table-cell>
          <table:table-cell table:style-name="ce2" office:value-type="string" calcext:value-type="string">
            <text:p>9,05 g/cm3</text:p>
          </table:table-cell>
          <table:table-cell table:style-name="ce2" office:value-type="string" calcext:value-type="string">
            <text:p>1522 °C</text:p>
          </table:table-cell>
          <table:table-cell table:style-name="ce2" office:value-type="string" calcext:value-type="string">
            <text:p>2510 °C</text:p>
          </table:table-cell>
          <table:table-cell table:style-name="ce2" office:value-type="float" office:value="1842" calcext:value-type="float">
            <text:p>1842</text:p>
          </table:table-cell>
          <table:table-cell table:style-name="ce2" office:value-type="string" calcext:value-type="string">
            <text:p>Mosander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<text:a xlink:href="https://simple.wikipedia.org/wiki/Einsteinium" xlink:type="simple">Einsteinium</text:a></text:p>
          </table:table-cell>
          <table:table-cell table:style-name="ce4"/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52,0829 g/mol</text:p>
          </table:table-cell>
          <table:table-cell table:style-name="ce4"/>
          <table:table-cell table:style-name="ce2" office:value-type="string" calcext:value-type="string">
            <text:p>860 °C</text:p>
          </table:table-cell>
          <table:table-cell table:style-name="ce4"/>
          <table:table-cell table:style-name="ce2" office:value-type="float" office:value="1952" calcext:value-type="float">
            <text:p>1952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<text:a xlink:href="https://simple.wikipedia.org/wiki/Europium" xlink:type="simple">Europium</text:a></text:p>
          </table:table-cell>
          <table:table-cell table:style-name="ce4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151,965 g/mol</text:p>
          </table:table-cell>
          <table:table-cell table:style-name="ce2" office:value-type="string" calcext:value-type="string">
            <text:p>5,25 g/cm3</text:p>
          </table:table-cell>
          <table:table-cell table:style-name="ce2" office:value-type="string" calcext:value-type="string">
            <text:p>822 °C</text:p>
          </table:table-cell>
          <table:table-cell table:style-name="ce2" office:value-type="string" calcext:value-type="string">
            <text:p>1597 °C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string" calcext:value-type="string">
            <text:p>Demaçay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<text:a xlink:href="https://simple.wikipedia.org/wiki/Fluorine" xlink:type="simple">Fluorine</text:a></text:p>
          </table:table-cell>
          <table:table-cell table:style-name="ce4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8,9984032 g/mol</text:p>
          </table:table-cell>
          <table:table-cell table:style-name="ce2" office:value-type="string" calcext:value-type="string">
            <text:p>1,58 g/l</text:p>
          </table:table-cell>
          <table:table-cell table:style-name="ce2" office:value-type="string" calcext:value-type="string">
            <text:p>-219,6 °C</text:p>
          </table:table-cell>
          <table:table-cell table:style-name="ce2" office:value-type="string" calcext:value-type="string">
            <text:p>-188,1 °C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string" calcext:value-type="string">
            <text:p>Moissa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<text:a xlink:href="https://simple.wikipedia.org/wiki/Iron" xlink:type="simple">Iron</text:a></text:p>
          </table:table-cell>
          <table:table-cell table:style-name="ce2" office:value-type="string" calcext:value-type="string">
            <text:p>Latin Ferrum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55,847 g/mol</text:p>
          </table:table-cell>
          <table:table-cell table:style-name="ce2" office:value-type="string" calcext:value-type="string">
            <text:p>7,87 g/cm3</text:p>
          </table:table-cell>
          <table:table-cell table:style-name="ce2" office:value-type="string" calcext:value-type="string">
            <text:p>1535 °C</text:p>
          </table:table-cell>
          <table:table-cell table:style-name="ce2" office:value-type="string" calcext:value-type="string">
            <text:p>2750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Fl </text:p>
          </table:table-cell>
          <table:table-cell table:style-name="ce2" office:value-type="string" calcext:value-type="string">
            <text:p><text:a xlink:href="https://simple.wikipedia.org/wiki/Flerovium" xlink:type="simple">Flerovium</text:a> </text:p>
          </table:table-cell>
          <table:table-cell table:style-name="ce4"/>
          <table:table-cell table:style-name="ce2" office:value-type="float" office:value="114" calcext:value-type="float">
            <text:p>114</text:p>
          </table:table-cell>
          <table:table-cell table:style-name="ce4" table:number-columns-repeated="6"/>
          <table:table-cell table:number-columns-repeated="54"/>
        </table:table-row>
        <table:table-row table:style-name="ro2"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<text:a xlink:href="https://simple.wikipedia.org/wiki/Fermium" xlink:type="simple">Fermium</text:a>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257,0951 g/mol</text:p>
          </table:table-cell>
          <table:table-cell table:style-name="ce4" table:number-columns-repeated="3"/>
          <table:table-cell table:style-name="ce2" office:value-type="float" office:value="1952" calcext:value-type="float">
            <text:p>1952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<text:a xlink:href="https://simple.wikipedia.org/wiki/Francium" xlink:type="simple">Francium</text:a></text:p>
          </table:table-cell>
          <table:table-cell table:style-name="ce4"/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223,0197 g/mol</text:p>
          </table:table-cell>
          <table:table-cell table:style-name="ce4"/>
          <table:table-cell table:style-name="ce2" office:value-type="string" calcext:value-type="string">
            <text:p>27 °C</text:p>
          </table:table-cell>
          <table:table-cell table:style-name="ce2" office:value-type="string" calcext:value-type="string">
            <text:p>677 °C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string" calcext:value-type="string">
            <text:p>Perey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<text:a xlink:href="https://simple.wikipedia.org/wiki/Gallium" xlink:type="simple">Gallium</text:a></text:p>
          </table:table-cell>
          <table:table-cell table:style-name="ce4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69,723 g/mol</text:p>
          </table:table-cell>
          <table:table-cell table:style-name="ce2" office:value-type="string" calcext:value-type="string">
            <text:p>5,91 g/cm3</text:p>
          </table:table-cell>
          <table:table-cell table:style-name="ce2" office:value-type="string" calcext:value-type="string">
            <text:p>29,8 °C</text:p>
          </table:table-cell>
          <table:table-cell table:style-name="ce2" office:value-type="string" calcext:value-type="string">
            <text:p>2403 °C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string" calcext:value-type="string">
            <text:p>Lecoq de Boiskaudra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<text:a xlink:href="https://simple.wikipedia.org/wiki/Gadolinium" xlink:type="simple">Gadolinium</text:a></text:p>
          </table:table-cell>
          <table:table-cell table:style-name="ce4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57,25 g/mol</text:p>
          </table:table-cell>
          <table:table-cell table:style-name="ce2" office:value-type="string" calcext:value-type="string">
            <text:p>7,89 g/cm3</text:p>
          </table:table-cell>
          <table:table-cell table:style-name="ce2" office:value-type="string" calcext:value-type="string">
            <text:p>1311 °C</text:p>
          </table:table-cell>
          <table:table-cell table:style-name="ce2" office:value-type="string" calcext:value-type="string">
            <text:p>3233 °C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string" calcext:value-type="string">
            <text:p>de Marignac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Ge</text:p>
          </table:table-cell>
          <table:table-cell table:style-name="ce2" office:value-type="string" calcext:value-type="string">
            <text:p><text:a xlink:href="https://simple.wikipedia.org/wiki/Germanium" xlink:type="simple">Germanium</text:a></text:p>
          </table:table-cell>
          <table:table-cell table:style-name="ce4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72,61 g/mol</text:p>
          </table:table-cell>
          <table:table-cell table:style-name="ce2" office:value-type="string" calcext:value-type="string">
            <text:p>5,32 g/cm3</text:p>
          </table:table-cell>
          <table:table-cell table:style-name="ce2" office:value-type="string" calcext:value-type="string">
            <text:p>937,4 °C</text:p>
          </table:table-cell>
          <table:table-cell table:style-name="ce2" office:value-type="string" calcext:value-type="string">
            <text:p>2830 °C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string" calcext:value-type="string">
            <text:p>Winkler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<text:a xlink:href="https://simple.wikipedia.org/wiki/Hydrogen" xlink:type="simple">Hydrogen</text:a>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00794 g/mol</text:p>
          </table:table-cell>
          <table:table-cell table:style-name="ce2" office:value-type="string" calcext:value-type="string">
            <text:p>0,084 g/l</text:p>
          </table:table-cell>
          <table:table-cell table:style-name="ce2" office:value-type="string" calcext:value-type="string">
            <text:p>-259,1 °C</text:p>
          </table:table-cell>
          <table:table-cell table:style-name="ce2" office:value-type="string" calcext:value-type="string">
            <text:p>-252,9 °C</text:p>
          </table:table-cell>
          <table:table-cell table:style-name="ce2" office:value-type="float" office:value="1766" calcext:value-type="float">
            <text:p>1766</text:p>
          </table:table-cell>
          <table:table-cell table:style-name="ce2" office:value-type="string" calcext:value-type="string">
            <text:p>Cavendis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<text:a xlink:href="https://simple.wikipedia.org/wiki/Helium" xlink:type="simple">Helium</text:a></text:p>
          </table:table-cell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,002602 g/mol</text:p>
          </table:table-cell>
          <table:table-cell table:style-name="ce2" office:value-type="string" calcext:value-type="string">
            <text:p>0,17 g/l</text:p>
          </table:table-cell>
          <table:table-cell table:style-name="ce2" office:value-type="string" calcext:value-type="string">
            <text:p>-272,2 °C</text:p>
          </table:table-cell>
          <table:table-cell table:style-name="ce2" office:value-type="string" calcext:value-type="string">
            <text:p>-268,9 °C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string" calcext:value-type="string">
            <text:p>Ramsay and Cleve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2" office:value-type="string" calcext:value-type="string">
            <text:p><text:a xlink:href="https://simple.wikipedia.org/wiki/Hafnium" xlink:type="simple">Hafnium</text:a></text:p>
          </table:table-cell>
          <table:table-cell table:style-name="ce4"/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178,49 g/mol</text:p>
          </table:table-cell>
          <table:table-cell table:style-name="ce2" office:value-type="string" calcext:value-type="string">
            <text:p>13,31 g/cm3</text:p>
          </table:table-cell>
          <table:table-cell table:style-name="ce2" office:value-type="string" calcext:value-type="string">
            <text:p>2150 °C</text:p>
          </table:table-cell>
          <table:table-cell table:style-name="ce2" office:value-type="string" calcext:value-type="string">
            <text:p>5400 °C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string" calcext:value-type="string">
            <text:p>Coster and vón Hevesy 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Hg</text:p>
          </table:table-cell>
          <table:table-cell table:style-name="ce2" office:value-type="string" calcext:value-type="string">
            <text:p><text:a xlink:href="https://simple.wikipedia.org/wiki/Mercury_(element)" xlink:type="simple">Mercury</text:a></text:p>
          </table:table-cell>
          <table:table-cell table:style-name="ce2" office:value-type="string" calcext:value-type="string">
            <text:p>Latin Hydragyrum - quicksilver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00,59 g/mol</text:p>
          </table:table-cell>
          <table:table-cell table:style-name="ce2" office:value-type="string" calcext:value-type="string">
            <text:p>13,55 g/cm3</text:p>
          </table:table-cell>
          <table:table-cell table:style-name="ce2" office:value-type="string" calcext:value-type="string">
            <text:p>-38,9 °C</text:p>
          </table:table-cell>
          <table:table-cell table:style-name="ce2" office:value-type="string" calcext:value-type="string">
            <text:p>356,6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Ho</text:p>
          </table:table-cell>
          <table:table-cell table:style-name="ce2" office:value-type="string" calcext:value-type="string">
            <text:p><text:a xlink:href="https://simple.wikipedia.org/wiki/Holmium" xlink:type="simple">Holmium</text:a></text:p>
          </table:table-cell>
          <table:table-cell table:style-name="ce4"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164,93032 g/mol</text:p>
          </table:table-cell>
          <table:table-cell table:style-name="ce2" office:value-type="string" calcext:value-type="string">
            <text:p>8,78 g/cm3</text:p>
          </table:table-cell>
          <table:table-cell table:style-name="ce2" office:value-type="string" calcext:value-type="string">
            <text:p>1470 °C</text:p>
          </table:table-cell>
          <table:table-cell table:style-name="ce2" office:value-type="string" calcext:value-type="string">
            <text:p>2720 °C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string" calcext:value-type="string">
            <text:p>Soret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Hs</text:p>
          </table:table-cell>
          <table:table-cell table:style-name="ce2" office:value-type="string" calcext:value-type="string">
            <text:p><text:a xlink:href="https://simple.wikipedia.org/wiki/Hassium" xlink:type="simple">Hassium</text:a></text:p>
          </table:table-cell>
          <table:table-cell table:style-name="ce4"/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265 g/mol</text:p>
          </table:table-cell>
          <table:table-cell table:style-name="ce4" table:number-columns-repeated="3"/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ociety for Heavy Ion Researc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<text:a xlink:href="https://simple.wikipedia.org/wiki/Iodine" xlink:type="simple">Iodine</text:a></text:p>
          </table:table-cell>
          <table:table-cell table:style-name="ce4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126,90447 g/mol</text:p>
          </table:table-cell>
          <table:table-cell table:style-name="ce2" office:value-type="string" calcext:value-type="string">
            <text:p>4,94 g/cm3</text:p>
          </table:table-cell>
          <table:table-cell table:style-name="ce2" office:value-type="string" calcext:value-type="string">
            <text:p>113,5 °C</text:p>
          </table:table-cell>
          <table:table-cell table:style-name="ce2" office:value-type="string" calcext:value-type="string">
            <text:p>184,4 °C</text:p>
          </table:table-cell>
          <table:table-cell table:style-name="ce2" office:value-type="float" office:value="1811" calcext:value-type="float">
            <text:p>1811</text:p>
          </table:table-cell>
          <table:table-cell table:style-name="ce2" office:value-type="string" calcext:value-type="string">
            <text:p>Courtois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<text:a xlink:href="https://simple.wikipedia.org/wiki/Indium" xlink:type="simple">Indium</text:a></text:p>
          </table:table-cell>
          <table:table-cell table:style-name="ce4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14,82 g/mol</text:p>
          </table:table-cell>
          <table:table-cell table:style-name="ce2" office:value-type="string" calcext:value-type="string">
            <text:p>7,31 g/cm3</text:p>
          </table:table-cell>
          <table:table-cell table:style-name="ce2" office:value-type="string" calcext:value-type="string">
            <text:p>156,2 °C</text:p>
          </table:table-cell>
          <table:table-cell table:style-name="ce2" office:value-type="string" calcext:value-type="string">
            <text:p>2080 °C</text:p>
          </table:table-cell>
          <table:table-cell table:style-name="ce2" office:value-type="float" office:value="1863" calcext:value-type="float">
            <text:p>1863</text:p>
          </table:table-cell>
          <table:table-cell table:style-name="ce2" office:value-type="string" calcext:value-type="string">
            <text:p>Reich and Richter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<text:a xlink:href="https://simple.wikipedia.org/wiki/Iridium" xlink:type="simple">Iridium</text:a></text:p>
          </table:table-cell>
          <table:table-cell table:style-name="ce4"/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192,22 g/mol</text:p>
          </table:table-cell>
          <table:table-cell table:style-name="ce2" office:value-type="string" calcext:value-type="string">
            <text:p>22,65 g/cm3</text:p>
          </table:table-cell>
          <table:table-cell table:style-name="ce2" office:value-type="string" calcext:value-type="string">
            <text:p>2410 °C</text:p>
          </table:table-cell>
          <table:table-cell table:style-name="ce2" office:value-type="string" calcext:value-type="string">
            <text:p>4130 °C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string" calcext:value-type="string">
            <text:p>Tenant and andere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<text:a xlink:href="https://simple.wikipedia.org/wiki/Potassium" xlink:type="simple">Potassium</text:a></text:p>
          </table:table-cell>
          <table:table-cell table:style-name="ce2" office:value-type="string" calcext:value-type="string">
            <text:p><text:a xlink:href="https://simple.wikipedia.org/wiki/German_language" xlink:type="simple">German</text:a> Kalium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9,0983 g/mol</text:p>
          </table:table-cell>
          <table:table-cell table:style-name="ce2" office:value-type="string" calcext:value-type="string">
            <text:p>0,86 g/cm3</text:p>
          </table:table-cell>
          <table:table-cell table:style-name="ce2" office:value-type="string" calcext:value-type="string">
            <text:p>63,7 °C</text:p>
          </table:table-cell>
          <table:table-cell table:style-name="ce2" office:value-type="string" calcext:value-type="string">
            <text:p>774 °C</text:p>
          </table:table-cell>
          <table:table-cell table:style-name="ce2" office:value-type="float" office:value="1807" calcext:value-type="float">
            <text:p>1807</text:p>
          </table:table-cell>
          <table:table-cell table:style-name="ce2" office:value-type="string" calcext:value-type="string">
            <text:p>Davy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Kr</text:p>
          </table:table-cell>
          <table:table-cell table:style-name="ce2" office:value-type="string" calcext:value-type="string">
            <text:p><text:a xlink:href="https://simple.wikipedia.org/wiki/Krypton" xlink:type="simple">Krypton</text:a></text:p>
          </table:table-cell>
          <table:table-cell table:style-name="ce4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83,8 g/mol</text:p>
          </table:table-cell>
          <table:table-cell table:style-name="ce2" office:value-type="string" calcext:value-type="string">
            <text:p>3,48 g/l</text:p>
          </table:table-cell>
          <table:table-cell table:style-name="ce2" office:value-type="string" calcext:value-type="string">
            <text:p>-156,6 °C</text:p>
          </table:table-cell>
          <table:table-cell table:style-name="ce2" office:value-type="string" calcext:value-type="string">
            <text:p>-152,3 °C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string" calcext:value-type="string">
            <text:p>Ramsay and Travers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<text:a xlink:href="https://simple.wikipedia.org/wiki/Lanthanum" xlink:type="simple">Lanthanum</text:a></text:p>
          </table:table-cell>
          <table:table-cell table:style-name="ce4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138,9055 g/mol</text:p>
          </table:table-cell>
          <table:table-cell table:style-name="ce2" office:value-type="string" calcext:value-type="string">
            <text:p>6,16 g/cm3</text:p>
          </table:table-cell>
          <table:table-cell table:style-name="ce2" office:value-type="string" calcext:value-type="string">
            <text:p>920 °C</text:p>
          </table:table-cell>
          <table:table-cell table:style-name="ce2" office:value-type="string" calcext:value-type="string">
            <text:p>3454 °C</text:p>
          </table:table-cell>
          <table:table-cell table:style-name="ce2" office:value-type="float" office:value="1839" calcext:value-type="float">
            <text:p>1839</text:p>
          </table:table-cell>
          <table:table-cell table:style-name="ce2" office:value-type="string" calcext:value-type="string">
            <text:p>Mosander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<text:a xlink:href="https://simple.wikipedia.org/wiki/Lithium" xlink:type="simple">Lithium</text:a></text:p>
          </table:table-cell>
          <table:table-cell table:style-name="ce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6,941 g/mol</text:p>
          </table:table-cell>
          <table:table-cell table:style-name="ce2" office:value-type="string" calcext:value-type="string">
            <text:p>0,53 g/cm3</text:p>
          </table:table-cell>
          <table:table-cell table:style-name="ce2" office:value-type="string" calcext:value-type="string">
            <text:p>180,5 °C</text:p>
          </table:table-cell>
          <table:table-cell table:style-name="ce2" office:value-type="string" calcext:value-type="string">
            <text:p>1317 °C</text:p>
          </table:table-cell>
          <table:table-cell table:style-name="ce2" office:value-type="float" office:value="1817" calcext:value-type="float">
            <text:p>1817</text:p>
          </table:table-cell>
          <table:table-cell table:style-name="ce2" office:value-type="string" calcext:value-type="string">
            <text:p>Arfvedso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<text:a xlink:href="https://simple.wikipedia.org/wiki/Lawrencium" xlink:type="simple">Lawrencium</text:a></text:p>
          </table:table-cell>
          <table:table-cell table:style-name="ce4"/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260,1053 g/mol</text:p>
          </table:table-cell>
          <table:table-cell table:style-name="ce4" table:number-columns-repeated="3"/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Ghiorso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Lu</text:p>
          </table:table-cell>
          <table:table-cell table:style-name="ce2" office:value-type="string" calcext:value-type="string">
            <text:p><text:a xlink:href="https://simple.wikipedia.org/wiki/Lutetium" xlink:type="simple">Lutetium</text:a></text:p>
          </table:table-cell>
          <table:table-cell table:style-name="ce4"/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174,967 g/mol</text:p>
          </table:table-cell>
          <table:table-cell table:style-name="ce2" office:value-type="string" calcext:value-type="string">
            <text:p>9,84 g/cm3</text:p>
          </table:table-cell>
          <table:table-cell table:style-name="ce2" office:value-type="string" calcext:value-type="string">
            <text:p>1656 °C</text:p>
          </table:table-cell>
          <table:table-cell table:style-name="ce2" office:value-type="string" calcext:value-type="string">
            <text:p>3315 °C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string" calcext:value-type="string">
            <text:p>Urbai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Lv </text:p>
          </table:table-cell>
          <table:table-cell table:style-name="ce2" office:value-type="string" calcext:value-type="string">
            <text:p><text:a xlink:href="https://simple.wikipedia.org/wiki/Livermorium" xlink:type="simple">Livermorium</text:a> </text:p>
          </table:table-cell>
          <table:table-cell table:style-name="ce4"/>
          <table:table-cell table:style-name="ce2" office:value-type="float" office:value="116" calcext:value-type="float">
            <text:p>116</text:p>
          </table:table-cell>
          <table:table-cell table:style-name="ce4" table:number-columns-repeated="6"/>
          <table:table-cell table:number-columns-repeated="54"/>
        </table:table-row>
        <table:table-row table:style-name="ro2">
          <table:table-cell table:style-name="ce2" office:value-type="string" calcext:value-type="string">
            <text:p>Mc </text:p>
          </table:table-cell>
          <table:table-cell table:style-name="ce2" office:value-type="string" calcext:value-type="string">
            <text:p><text:a xlink:href="https://simple.wikipedia.org/wiki/Moscovium" xlink:type="simple">Moscovium</text:a> </text:p>
          </table:table-cell>
          <table:table-cell table:style-name="ce4"/>
          <table:table-cell table:style-name="ce2" office:value-type="float" office:value="115" calcext:value-type="float">
            <text:p>115</text:p>
          </table:table-cell>
          <table:table-cell table:style-name="ce4" table:number-columns-repeated="6"/>
          <table:table-cell table:number-columns-repeated="54"/>
        </table:table-row>
        <table:table-row table:style-name="ro2"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<text:a xlink:href="https://simple.wikipedia.org/wiki/Mendelevium" xlink:type="simple">Mendelevium</text:a></text:p>
          </table:table-cell>
          <table:table-cell table:style-name="ce4"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258,0986 g/mol</text:p>
          </table:table-cell>
          <table:table-cell table:style-name="ce4" table:number-columns-repeated="3"/>
          <table:table-cell table:style-name="ce2" office:value-type="float" office:value="1955" calcext:value-type="float">
            <text:p>1955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<text:a xlink:href="https://simple.wikipedia.org/wiki/Magnesium" xlink:type="simple">Magnesium</text:a></text:p>
          </table:table-cell>
          <table:table-cell table:style-name="ce4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4,305 g/mol</text:p>
          </table:table-cell>
          <table:table-cell table:style-name="ce2" office:value-type="string" calcext:value-type="string">
            <text:p>1,74 g/cm3</text:p>
          </table:table-cell>
          <table:table-cell table:style-name="ce2" office:value-type="string" calcext:value-type="string">
            <text:p>648,8 °C</text:p>
          </table:table-cell>
          <table:table-cell table:style-name="ce2" office:value-type="string" calcext:value-type="string">
            <text:p>1107 °C</text:p>
          </table:table-cell>
          <table:table-cell table:style-name="ce2" office:value-type="float" office:value="1755" calcext:value-type="float">
            <text:p>1755</text:p>
          </table:table-cell>
          <table:table-cell table:style-name="ce2" office:value-type="string" calcext:value-type="string">
            <text:p>Black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<text:a xlink:href="https://simple.wikipedia.org/wiki/Manganese" xlink:type="simple">Manganese</text:a></text:p>
          </table:table-cell>
          <table:table-cell table:style-name="ce4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54,93805 g/mol</text:p>
          </table:table-cell>
          <table:table-cell table:style-name="ce2" office:value-type="string" calcext:value-type="string">
            <text:p>7,44 g/cm3</text:p>
          </table:table-cell>
          <table:table-cell table:style-name="ce2" office:value-type="string" calcext:value-type="string">
            <text:p>1244 °C</text:p>
          </table:table-cell>
          <table:table-cell table:style-name="ce2" office:value-type="string" calcext:value-type="string">
            <text:p>2097 °C</text:p>
          </table:table-cell>
          <table:table-cell table:style-name="ce2" office:value-type="float" office:value="1774" calcext:value-type="float">
            <text:p>1774</text:p>
          </table:table-cell>
          <table:table-cell table:style-name="ce2" office:value-type="string" calcext:value-type="string">
            <text:p>Gah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<text:a xlink:href="https://simple.wikipedia.org/wiki/Molybdenum" xlink:type="simple">Molybdenum</text:a></text:p>
          </table:table-cell>
          <table:table-cell table:style-name="ce4"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95,94 g/mol</text:p>
          </table:table-cell>
          <table:table-cell table:style-name="ce2" office:value-type="string" calcext:value-type="string">
            <text:p>10,28 g/cm3</text:p>
          </table:table-cell>
          <table:table-cell table:style-name="ce2" office:value-type="string" calcext:value-type="string">
            <text:p>2617 °C</text:p>
          </table:table-cell>
          <table:table-cell table:style-name="ce2" office:value-type="string" calcext:value-type="string">
            <text:p>5560 °C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cheele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<text:a xlink:href="https://simple.wikipedia.org/wiki/Meitnerium" xlink:type="simple">Meitnerium</text:a></text:p>
          </table:table-cell>
          <table:table-cell table:style-name="ce4"/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266 g/mol</text:p>
          </table:table-cell>
          <table:table-cell table:style-name="ce4" table:number-columns-repeated="3"/>
          <table:table-cell table:style-name="ce2" office:value-type="float" office:value="1982" calcext:value-type="float">
            <text:p>1982</text:p>
          </table:table-cell>
          <table:table-cell table:style-name="ce2" office:value-type="string" calcext:value-type="string">
            <text:p>Society for Heavy Ion Researc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a xlink:href="https://simple.wikipedia.org/wiki/Nitrogen" xlink:type="simple">Nitrogen</text:a></text:p>
          </table:table-cell>
          <table:table-cell table:style-name="ce4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4,00674 g/mol</text:p>
          </table:table-cell>
          <table:table-cell table:style-name="ce2" office:value-type="string" calcext:value-type="string">
            <text:p>1,17 g/l</text:p>
          </table:table-cell>
          <table:table-cell table:style-name="ce2" office:value-type="string" calcext:value-type="string">
            <text:p>-209,9 °C</text:p>
          </table:table-cell>
          <table:table-cell table:style-name="ce2" office:value-type="string" calcext:value-type="string">
            <text:p>-195,8 °C</text:p>
          </table:table-cell>
          <table:table-cell table:style-name="ce2" office:value-type="float" office:value="1772" calcext:value-type="float">
            <text:p>1772</text:p>
          </table:table-cell>
          <table:table-cell table:style-name="ce2" office:value-type="string" calcext:value-type="string">
            <text:p>Rutherford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a xlink:href="https://simple.wikipedia.org/wiki/Sodium" xlink:type="simple">Sodium</text:a></text:p>
          </table:table-cell>
          <table:table-cell table:style-name="ce2" office:value-type="string" calcext:value-type="string">
            <text:p>Latin Natrium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2,989768 g/mol</text:p>
          </table:table-cell>
          <table:table-cell table:style-name="ce2" office:value-type="string" calcext:value-type="string">
            <text:p>0,97 g/cm3</text:p>
          </table:table-cell>
          <table:table-cell table:style-name="ce2" office:value-type="string" calcext:value-type="string">
            <text:p>97,8 °C</text:p>
          </table:table-cell>
          <table:table-cell table:style-name="ce2" office:value-type="string" calcext:value-type="string">
            <text:p>892 °C</text:p>
          </table:table-cell>
          <table:table-cell table:style-name="ce2" office:value-type="float" office:value="1807" calcext:value-type="float">
            <text:p>1807</text:p>
          </table:table-cell>
          <table:table-cell table:style-name="ce2" office:value-type="string" calcext:value-type="string">
            <text:p>Davy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Nb</text:p>
          </table:table-cell>
          <table:table-cell table:style-name="ce2" office:value-type="string" calcext:value-type="string">
            <text:p><text:a xlink:href="https://simple.wikipedia.org/wiki/Niobium" xlink:type="simple">Niobium</text:a></text:p>
          </table:table-cell>
          <table:table-cell table:style-name="ce4"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92,90638 g/mol</text:p>
          </table:table-cell>
          <table:table-cell table:style-name="ce2" office:value-type="string" calcext:value-type="string">
            <text:p>8,58 g/cm3</text:p>
          </table:table-cell>
          <table:table-cell table:style-name="ce2" office:value-type="string" calcext:value-type="string">
            <text:p>2468 °C</text:p>
          </table:table-cell>
          <table:table-cell table:style-name="ce2" office:value-type="string" calcext:value-type="string">
            <text:p>4927 °C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string" calcext:value-type="string">
            <text:p>Hatchet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<text:a xlink:href="https://simple.wikipedia.org/wiki/Neodymium" xlink:type="simple">Neodymium</text:a></text:p>
          </table:table-cell>
          <table:table-cell table:style-name="ce4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144,24 g/mol</text:p>
          </table:table-cell>
          <table:table-cell table:style-name="ce2" office:value-type="string" calcext:value-type="string">
            <text:p>7,00 g/cm3</text:p>
          </table:table-cell>
          <table:table-cell table:style-name="ce2" office:value-type="string" calcext:value-type="string">
            <text:p>1010 °C</text:p>
          </table:table-cell>
          <table:table-cell table:style-name="ce2" office:value-type="string" calcext:value-type="string">
            <text:p>3127 °C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string" calcext:value-type="string">
            <text:p>von Welsbach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<text:a xlink:href="https://simple.wikipedia.org/wiki/Neon" xlink:type="simple">Neon</text:a>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0,1797 g/mol</text:p>
          </table:table-cell>
          <table:table-cell table:style-name="ce2" office:value-type="string" calcext:value-type="string">
            <text:p>0,84 g/l</text:p>
          </table:table-cell>
          <table:table-cell table:style-name="ce2" office:value-type="string" calcext:value-type="string">
            <text:p>-248,7 °C</text:p>
          </table:table-cell>
          <table:table-cell table:style-name="ce2" office:value-type="string" calcext:value-type="string">
            <text:p>-246,1 °C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string" calcext:value-type="string">
            <text:p>Ramsay and Travers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Nh </text:p>
          </table:table-cell>
          <table:table-cell table:style-name="ce2" office:value-type="string" calcext:value-type="string">
            <text:p><text:a xlink:href="https://simple.wikipedia.org/wiki/Nihonium" xlink:type="simple">Nihonium</text:a> </text:p>
          </table:table-cell>
          <table:table-cell table:style-name="ce4"/>
          <table:table-cell table:style-name="ce2" office:value-type="float" office:value="113" calcext:value-type="float">
            <text:p>113</text:p>
          </table:table-cell>
          <table:table-cell table:style-name="ce4" table:number-columns-repeated="6"/>
          <table:table-cell table:number-columns-repeated="54"/>
        </table:table-row>
        <table:table-row table:style-name="ro2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<text:a xlink:href="https://simple.wikipedia.org/wiki/Nickel" xlink:type="simple">Nickel</text:a></text:p>
          </table:table-cell>
          <table:table-cell table:style-name="ce4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58,69 g/mol</text:p>
          </table:table-cell>
          <table:table-cell table:style-name="ce2" office:value-type="string" calcext:value-type="string">
            <text:p>8,91 g/cm3</text:p>
          </table:table-cell>
          <table:table-cell table:style-name="ce2" office:value-type="string" calcext:value-type="string">
            <text:p>1453 °C</text:p>
          </table:table-cell>
          <table:table-cell table:style-name="ce2" office:value-type="string" calcext:value-type="string">
            <text:p>2732 °C</text:p>
          </table:table-cell>
          <table:table-cell table:style-name="ce2" office:value-type="float" office:value="1751" calcext:value-type="float">
            <text:p>1751</text:p>
          </table:table-cell>
          <table:table-cell table:style-name="ce2" office:value-type="string" calcext:value-type="string">
            <text:p>Cronstedt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<text:a xlink:href="https://simple.wikipedia.org/wiki/Nobelium" xlink:type="simple">Nobelium</text:a></text:p>
          </table:table-cell>
          <table:table-cell table:style-name="ce4"/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259,1009 g/mol</text:p>
          </table:table-cell>
          <table:table-cell table:style-name="ce4" table:number-columns-repeated="3"/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Np</text:p>
          </table:table-cell>
          <table:table-cell table:style-name="ce2" office:value-type="string" calcext:value-type="string">
            <text:p><text:a xlink:href="https://simple.wikipedia.org/wiki/Neptunium" xlink:type="simple">Neptunium</text:a></text:p>
          </table:table-cell>
          <table:table-cell table:style-name="ce4"/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237,0482 g/mol</text:p>
          </table:table-cell>
          <table:table-cell table:style-name="ce2" office:value-type="string" calcext:value-type="string">
            <text:p>20,48 g/cm3</text:p>
          </table:table-cell>
          <table:table-cell table:style-name="ce2" office:value-type="string" calcext:value-type="string">
            <text:p>640 °C</text:p>
          </table:table-cell>
          <table:table-cell table:style-name="ce2" office:value-type="string" calcext:value-type="string">
            <text:p>3902 °C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string" calcext:value-type="string">
            <text:p>McMillan and Abelson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<text:a xlink:href="https://simple.wikipedia.org/wiki/Oxygen" xlink:type="simple">Oxygen</text:a></text:p>
          </table:table-cell>
          <table:table-cell table:style-name="ce4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5,9994 g/mol</text:p>
          </table:table-cell>
          <table:table-cell table:style-name="ce2" office:value-type="string" calcext:value-type="string">
            <text:p>1,33 g/l</text:p>
          </table:table-cell>
          <table:table-cell table:style-name="ce2" office:value-type="string" calcext:value-type="string">
            <text:p>-218,4 °C</text:p>
          </table:table-cell>
          <table:table-cell table:style-name="ce2" office:value-type="string" calcext:value-type="string">
            <text:p>-182,9 °C</text:p>
          </table:table-cell>
          <table:table-cell table:style-name="ce2" office:value-type="float" office:value="1774" calcext:value-type="float">
            <text:p>1774</text:p>
          </table:table-cell>
          <table:table-cell table:style-name="ce2" office:value-type="string" calcext:value-type="string">
            <text:p>Priestley and Scheele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Og </text:p>
          </table:table-cell>
          <table:table-cell table:style-name="ce2" office:value-type="string" calcext:value-type="string">
            <text:p><text:a xlink:href="https://simple.wikipedia.org/wiki/Oganesson" xlink:type="simple">Oganesson</text:a> </text:p>
          </table:table-cell>
          <table:table-cell table:style-name="ce4"/>
          <table:table-cell table:style-name="ce2" office:value-type="float" office:value="118" calcext:value-type="float">
            <text:p>118</text:p>
          </table:table-cell>
          <table:table-cell table:style-name="ce4" table:number-columns-repeated="6"/>
          <table:table-cell table:number-columns-repeated="54"/>
        </table:table-row>
        <table:table-row table:style-name="ro2"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<text:a xlink:href="https://simple.wikipedia.org/wiki/Osmium" xlink:type="simple">Osmium</text:a></text:p>
          </table:table-cell>
          <table:table-cell table:style-name="ce4"/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190,2 g/mol</text:p>
          </table:table-cell>
          <table:table-cell table:style-name="ce2" office:value-type="string" calcext:value-type="string">
            <text:p>22,61 g/cm3</text:p>
          </table:table-cell>
          <table:table-cell table:style-name="ce2" office:value-type="string" calcext:value-type="string">
            <text:p>3045 °C</text:p>
          </table:table-cell>
          <table:table-cell table:style-name="ce2" office:value-type="string" calcext:value-type="string">
            <text:p>5027 °C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string" calcext:value-type="string">
            <text:p>Tenant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<text:a xlink:href="https://simple.wikipedia.org/wiki/Phosphorus" xlink:type="simple">Phosphorus</text:a></text:p>
          </table:table-cell>
          <table:table-cell table:style-name="ce4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30,973762 g/mol</text:p>
          </table:table-cell>
          <table:table-cell table:style-name="ce2" office:value-type="string" calcext:value-type="string">
            <text:p>1,82 g/cm3</text:p>
          </table:table-cell>
          <table:table-cell table:style-name="ce2" office:value-type="string" calcext:value-type="string">
            <text:p>44 (P4) °C</text:p>
          </table:table-cell>
          <table:table-cell table:style-name="ce2" office:value-type="string" calcext:value-type="string">
            <text:p>280 (P4) °C</text:p>
          </table:table-cell>
          <table:table-cell table:style-name="ce2" office:value-type="float" office:value="1669" calcext:value-type="float">
            <text:p>1669</text:p>
          </table:table-cell>
          <table:table-cell table:style-name="ce2" office:value-type="string" calcext:value-type="string">
            <text:p>Brandt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<text:a xlink:href="https://simple.wikipedia.org/wiki/Protactinium" xlink:type="simple">Protactinium</text:a></text:p>
          </table:table-cell>
          <table:table-cell table:style-name="ce4"/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231,0359 g/mol</text:p>
          </table:table-cell>
          <table:table-cell table:style-name="ce2" office:value-type="string" calcext:value-type="string">
            <text:p>15,37 g/cm3</text:p>
          </table:table-cell>
          <table:table-cell table:style-name="ce2" office:value-type="string" calcext:value-type="string">
            <text:p>1554 °C</text:p>
          </table:table-cell>
          <table:table-cell table:style-name="ce2" office:value-type="string" calcext:value-type="string">
            <text:p>4030 °C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string" calcext:value-type="string">
            <text:p>Soddy, Cranston and Hahn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<text:a xlink:href="https://simple.wikipedia.org/wiki/Lead" xlink:type="simple">Lead</text:a></text:p>
          </table:table-cell>
          <table:table-cell table:style-name="ce2" office:value-type="string" calcext:value-type="string">
            <text:p>Latin Plumbum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207,2 g/mol</text:p>
          </table:table-cell>
          <table:table-cell table:style-name="ce2" office:value-type="string" calcext:value-type="string">
            <text:p>11,34 g/cm3</text:p>
          </table:table-cell>
          <table:table-cell table:style-name="ce2" office:value-type="string" calcext:value-type="string">
            <text:p>327,5 °C</text:p>
          </table:table-cell>
          <table:table-cell table:style-name="ce2" office:value-type="string" calcext:value-type="string">
            <text:p>1740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<text:a xlink:href="https://simple.wikipedia.org/wiki/Palladium" xlink:type="simple">Palladium</text:a></text:p>
          </table:table-cell>
          <table:table-cell table:style-name="ce4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06,42 g/mol</text:p>
          </table:table-cell>
          <table:table-cell table:style-name="ce2" office:value-type="string" calcext:value-type="string">
            <text:p>12,02 g/cm3</text:p>
          </table:table-cell>
          <table:table-cell table:style-name="ce2" office:value-type="string" calcext:value-type="string">
            <text:p>1552 °C</text:p>
          </table:table-cell>
          <table:table-cell table:style-name="ce2" office:value-type="string" calcext:value-type="string">
            <text:p>3140 °C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string" calcext:value-type="string">
            <text:p>Wollaston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<text:a xlink:href="https://simple.wikipedia.org/wiki/Promethium" xlink:type="simple">Promethium</text:a></text:p>
          </table:table-cell>
          <table:table-cell table:style-name="ce4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146,9151 g/mol</text:p>
          </table:table-cell>
          <table:table-cell table:style-name="ce2" office:value-type="string" calcext:value-type="string">
            <text:p>7,22 g/cm3</text:p>
          </table:table-cell>
          <table:table-cell table:style-name="ce2" office:value-type="string" calcext:value-type="string">
            <text:p>1080 °C</text:p>
          </table:table-cell>
          <table:table-cell table:style-name="ce2" office:value-type="string" calcext:value-type="string">
            <text:p>2730 °C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string" calcext:value-type="string">
            <text:p>Marinsky and Glendenin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<text:a xlink:href="https://simple.wikipedia.org/wiki/Polonium" xlink:type="simple">Polonium</text:a></text:p>
          </table:table-cell>
          <table:table-cell table:style-name="ce4"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208,9824 g/mol</text:p>
          </table:table-cell>
          <table:table-cell table:style-name="ce2" office:value-type="string" calcext:value-type="string">
            <text:p>9,20 g/cm3</text:p>
          </table:table-cell>
          <table:table-cell table:style-name="ce2" office:value-type="string" calcext:value-type="string">
            <text:p>254 °C</text:p>
          </table:table-cell>
          <table:table-cell table:style-name="ce2" office:value-type="string" calcext:value-type="string">
            <text:p>962 °C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string" calcext:value-type="string">
            <text:p>Marie and Pierre Curie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<text:a xlink:href="https://simple.wikipedia.org/wiki/Praseodymium" xlink:type="simple">Praseodymium</text:a></text:p>
          </table:table-cell>
          <table:table-cell table:style-name="ce4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140,90765 g/mol</text:p>
          </table:table-cell>
          <table:table-cell table:style-name="ce2" office:value-type="string" calcext:value-type="string">
            <text:p>6,48 g/cm3</text:p>
          </table:table-cell>
          <table:table-cell table:style-name="ce2" office:value-type="string" calcext:value-type="string">
            <text:p>931 °C</text:p>
          </table:table-cell>
          <table:table-cell table:style-name="ce2" office:value-type="string" calcext:value-type="string">
            <text:p>3212 °C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string" calcext:value-type="string">
            <text:p>von Welsbac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<text:a xlink:href="https://simple.wikipedia.org/wiki/Platinum" xlink:type="simple">Platinum</text:a></text:p>
          </table:table-cell>
          <table:table-cell table:style-name="ce4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195,08 g/mol</text:p>
          </table:table-cell>
          <table:table-cell table:style-name="ce2" office:value-type="string" calcext:value-type="string">
            <text:p>21,45 g/cm3</text:p>
          </table:table-cell>
          <table:table-cell table:style-name="ce2" office:value-type="string" calcext:value-type="string">
            <text:p>1772 °C</text:p>
          </table:table-cell>
          <table:table-cell table:style-name="ce2" office:value-type="string" calcext:value-type="string">
            <text:p>3827 °C</text:p>
          </table:table-cell>
          <table:table-cell table:style-name="ce2" office:value-type="float" office:value="1557" calcext:value-type="float">
            <text:p>1557</text:p>
          </table:table-cell>
          <table:table-cell table:style-name="ce2" office:value-type="string" calcext:value-type="string">
            <text:p>Scaliger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Pu</text:p>
          </table:table-cell>
          <table:table-cell table:style-name="ce2" office:value-type="string" calcext:value-type="string">
            <text:p><text:a xlink:href="https://simple.wikipedia.org/wiki/Plutonium" xlink:type="simple">Plutonium</text:a></text:p>
          </table:table-cell>
          <table:table-cell table:style-name="ce4"/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244,0642 g/mol</text:p>
          </table:table-cell>
          <table:table-cell table:style-name="ce2" office:value-type="string" calcext:value-type="string">
            <text:p>19,74 g/cm3</text:p>
          </table:table-cell>
          <table:table-cell table:style-name="ce2" office:value-type="string" calcext:value-type="string">
            <text:p>641 °C</text:p>
          </table:table-cell>
          <table:table-cell table:style-name="ce2" office:value-type="string" calcext:value-type="string">
            <text:p>3327 °C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string" calcext:value-type="string">
            <text:p>Seaborg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<text:a xlink:href="https://simple.wikipedia.org/wiki/Radium" xlink:type="simple">Radium</text:a></text:p>
          </table:table-cell>
          <table:table-cell table:style-name="ce4"/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226,0254 g/mol</text:p>
          </table:table-cell>
          <table:table-cell table:style-name="ce2" office:value-type="string" calcext:value-type="string">
            <text:p>5,50 g/cm3</text:p>
          </table:table-cell>
          <table:table-cell table:style-name="ce2" office:value-type="string" calcext:value-type="string">
            <text:p>700 °C</text:p>
          </table:table-cell>
          <table:table-cell table:style-name="ce2" office:value-type="string" calcext:value-type="string">
            <text:p>1140 °C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string" calcext:value-type="string">
            <text:p>Marie and Pierre Curie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Rb</text:p>
          </table:table-cell>
          <table:table-cell table:style-name="ce2" office:value-type="string" calcext:value-type="string">
            <text:p><text:a xlink:href="https://simple.wikipedia.org/wiki/Rubidium" xlink:type="simple">Rubidium</text:a></text:p>
          </table:table-cell>
          <table:table-cell table:style-name="ce4"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85,4678 g/mol</text:p>
          </table:table-cell>
          <table:table-cell table:style-name="ce2" office:value-type="string" calcext:value-type="string">
            <text:p>1,53 g/cm3</text:p>
          </table:table-cell>
          <table:table-cell table:style-name="ce2" office:value-type="string" calcext:value-type="string">
            <text:p>39 °C</text:p>
          </table:table-cell>
          <table:table-cell table:style-name="ce2" office:value-type="string" calcext:value-type="string">
            <text:p>688 °C</text:p>
          </table:table-cell>
          <table:table-cell table:style-name="ce2" office:value-type="float" office:value="1861" calcext:value-type="float">
            <text:p>1861</text:p>
          </table:table-cell>
          <table:table-cell table:style-name="ce2" office:value-type="string" calcext:value-type="string">
            <text:p>Bunsen and Kirchhoff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<text:a xlink:href="https://simple.wikipedia.org/wiki/Rhenium" xlink:type="simple">Rhenium</text:a></text:p>
          </table:table-cell>
          <table:table-cell table:style-name="ce4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86,207 g/mol</text:p>
          </table:table-cell>
          <table:table-cell table:style-name="ce2" office:value-type="string" calcext:value-type="string">
            <text:p>21,03 g/cm3</text:p>
          </table:table-cell>
          <table:table-cell table:style-name="ce2" office:value-type="string" calcext:value-type="string">
            <text:p>3180 °C</text:p>
          </table:table-cell>
          <table:table-cell table:style-name="ce2" office:value-type="string" calcext:value-type="string">
            <text:p>5627 °C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string" calcext:value-type="string">
            <text:p>Noddack, Tacke and Berg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<text:a xlink:href="https://simple.wikipedia.org/wiki/Rutherfordium" xlink:type="simple">Rutherfordium</text:a></text:p>
          </table:table-cell>
          <table:table-cell table:style-name="ce4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261,1087 g/mol</text:p>
          </table:table-cell>
          <table:table-cell table:style-name="ce4" table:number-columns-repeated="3"/>
          <table:table-cell table:style-name="ce2" office:value-type="string" calcext:value-type="string">
            <text:p>1964/69</text:p>
          </table:table-cell>
          <table:table-cell table:style-name="ce2" office:value-type="string" calcext:value-type="string">
            <text:p>Flerow oder Ghiorso 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Rg</text:p>
          </table:table-cell>
          <table:table-cell table:style-name="ce2" office:value-type="string" calcext:value-type="string">
            <text:p><text:a xlink:href="https://simple.wikipedia.org/wiki/Roentgenium" xlink:type="simple">Roentgenium</text:a></text:p>
          </table:table-cell>
          <table:table-cell table:style-name="ce4"/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272 g/mol</text:p>
          </table:table-cell>
          <table:table-cell table:style-name="ce4" table:number-columns-repeated="3"/>
          <table:table-cell table:style-name="ce2" office:value-type="float" office:value="1994" calcext:value-type="float">
            <text:p>1994</text:p>
          </table:table-cell>
          <table:table-cell table:style-name="ce2" office:value-type="string" calcext:value-type="string">
            <text:p>Society for Heavy Ion Researc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<text:a xlink:href="https://simple.wikipedia.org/wiki/Rhodium" xlink:type="simple">Rhodium</text:a></text:p>
          </table:table-cell>
          <table:table-cell table:style-name="ce4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02,9055 g/mol</text:p>
          </table:table-cell>
          <table:table-cell table:style-name="ce2" office:value-type="string" calcext:value-type="string">
            <text:p>12,41 g/cm3</text:p>
          </table:table-cell>
          <table:table-cell table:style-name="ce2" office:value-type="string" calcext:value-type="string">
            <text:p>1966 °C</text:p>
          </table:table-cell>
          <table:table-cell table:style-name="ce2" office:value-type="string" calcext:value-type="string">
            <text:p>3727 °C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string" calcext:value-type="string">
            <text:p>Wollasto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Rn</text:p>
          </table:table-cell>
          <table:table-cell table:style-name="ce2" office:value-type="string" calcext:value-type="string">
            <text:p><text:a xlink:href="https://simple.wikipedia.org/wiki/Radon" xlink:type="simple">Radon</text:a></text:p>
          </table:table-cell>
          <table:table-cell table:style-name="ce4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22,0176 g/mol</text:p>
          </table:table-cell>
          <table:table-cell table:style-name="ce2" office:value-type="string" calcext:value-type="string">
            <text:p>9,23 g/l</text:p>
          </table:table-cell>
          <table:table-cell table:style-name="ce2" office:value-type="string" calcext:value-type="string">
            <text:p>-71 °C</text:p>
          </table:table-cell>
          <table:table-cell table:style-name="ce2" office:value-type="string" calcext:value-type="string">
            <text:p>-61,8 °C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string" calcext:value-type="string">
            <text:p>Dor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Ru</text:p>
          </table:table-cell>
          <table:table-cell table:style-name="ce2" office:value-type="string" calcext:value-type="string">
            <text:p><text:a xlink:href="https://simple.wikipedia.org/wiki/Ruthenium" xlink:type="simple">Ruthenium</text:a></text:p>
          </table:table-cell>
          <table:table-cell table:style-name="ce4"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101,07 g/mol</text:p>
          </table:table-cell>
          <table:table-cell table:style-name="ce2" office:value-type="string" calcext:value-type="string">
            <text:p>12,45 g/cm3</text:p>
          </table:table-cell>
          <table:table-cell table:style-name="ce2" office:value-type="string" calcext:value-type="string">
            <text:p>2310 °C</text:p>
          </table:table-cell>
          <table:table-cell table:style-name="ce2" office:value-type="string" calcext:value-type="string">
            <text:p>3900 °C</text:p>
          </table:table-cell>
          <table:table-cell table:style-name="ce2" office:value-type="float" office:value="1844" calcext:value-type="float">
            <text:p>1844</text:p>
          </table:table-cell>
          <table:table-cell table:style-name="ce2" office:value-type="string" calcext:value-type="string">
            <text:p>Claus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a xlink:href="https://simple.wikipedia.org/wiki/Sulfur" xlink:type="simple">Sulfur</text:a></text:p>
          </table:table-cell>
          <table:table-cell table:style-name="ce4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32,066 g/mol</text:p>
          </table:table-cell>
          <table:table-cell table:style-name="ce2" office:value-type="string" calcext:value-type="string">
            <text:p>2,06 g/cm3</text:p>
          </table:table-cell>
          <table:table-cell table:style-name="ce2" office:value-type="string" calcext:value-type="string">
            <text:p>113 °C</text:p>
          </table:table-cell>
          <table:table-cell table:style-name="ce2" office:value-type="string" calcext:value-type="string">
            <text:p>444,7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<text:a xlink:href="https://simple.wikipedia.org/wiki/Antimony" xlink:type="simple">Antimony</text:a></text:p>
          </table:table-cell>
          <table:table-cell table:style-name="ce2" office:value-type="string" calcext:value-type="string">
            <text:p>Latin Stibium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121,75 g/mol</text:p>
          </table:table-cell>
          <table:table-cell table:style-name="ce2" office:value-type="string" calcext:value-type="string">
            <text:p>6,69 g/cm3</text:p>
          </table:table-cell>
          <table:table-cell table:style-name="ce2" office:value-type="string" calcext:value-type="string">
            <text:p>630,7 °C</text:p>
          </table:table-cell>
          <table:table-cell table:style-name="ce2" office:value-type="string" calcext:value-type="string">
            <text:p>1750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<text:a xlink:href="https://simple.wikipedia.org/wiki/Scandium" xlink:type="simple">Scandium</text:a></text:p>
          </table:table-cell>
          <table:table-cell table:style-name="ce4"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44,95591 g/mol</text:p>
          </table:table-cell>
          <table:table-cell table:style-name="ce2" office:value-type="string" calcext:value-type="string">
            <text:p>2,99 g/cm3</text:p>
          </table:table-cell>
          <table:table-cell table:style-name="ce2" office:value-type="string" calcext:value-type="string">
            <text:p>1539 °C</text:p>
          </table:table-cell>
          <table:table-cell table:style-name="ce2" office:value-type="string" calcext:value-type="string">
            <text:p>2832 °C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string" calcext:value-type="string">
            <text:p>Nilso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<text:a xlink:href="https://simple.wikipedia.org/wiki/Selenium" xlink:type="simple">Selenium</text:a></text:p>
          </table:table-cell>
          <table:table-cell table:style-name="ce4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78,96 g/mol</text:p>
          </table:table-cell>
          <table:table-cell table:style-name="ce2" office:value-type="string" calcext:value-type="string">
            <text:p>4,82 g/cm3</text:p>
          </table:table-cell>
          <table:table-cell table:style-name="ce2" office:value-type="string" calcext:value-type="string">
            <text:p>217 °C</text:p>
          </table:table-cell>
          <table:table-cell table:style-name="ce2" office:value-type="string" calcext:value-type="string">
            <text:p>685 °C</text:p>
          </table:table-cell>
          <table:table-cell table:style-name="ce2" office:value-type="float" office:value="1817" calcext:value-type="float">
            <text:p>1817</text:p>
          </table:table-cell>
          <table:table-cell table:style-name="ce2" office:value-type="string" calcext:value-type="string">
            <text:p>Berzelius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Sg</text:p>
          </table:table-cell>
          <table:table-cell table:style-name="ce2" office:value-type="string" calcext:value-type="string">
            <text:p><text:a xlink:href="https://simple.wikipedia.org/wiki/Seaborgium" xlink:type="simple">Seaborgium</text:a></text:p>
          </table:table-cell>
          <table:table-cell table:style-name="ce4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263,1182 g/mol</text:p>
          </table:table-cell>
          <table:table-cell table:style-name="ce4" table:number-columns-repeated="3"/>
          <table:table-cell table:style-name="ce2" office:value-type="float" office:value="1974" calcext:value-type="float">
            <text:p>1974</text:p>
          </table:table-cell>
          <table:table-cell table:style-name="ce2" office:value-type="string" calcext:value-type="string">
            <text:p>Oganessia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<text:a xlink:href="https://simple.wikipedia.org/wiki/Silicon" xlink:type="simple">Silicon</text:a></text:p>
          </table:table-cell>
          <table:table-cell table:style-name="ce4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8,0855 g/mol</text:p>
          </table:table-cell>
          <table:table-cell table:style-name="ce2" office:value-type="string" calcext:value-type="string">
            <text:p>2,33 g/cm3</text:p>
          </table:table-cell>
          <table:table-cell table:style-name="ce2" office:value-type="string" calcext:value-type="string">
            <text:p>1410 °C</text:p>
          </table:table-cell>
          <table:table-cell table:style-name="ce2" office:value-type="string" calcext:value-type="string">
            <text:p>2355 °C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string" calcext:value-type="string">
            <text:p>Berzelius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<text:a xlink:href="https://simple.wikipedia.org/wiki/Samarium" xlink:type="simple">Samarium</text:a></text:p>
          </table:table-cell>
          <table:table-cell table:style-name="ce4"/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150,36 g/mol</text:p>
          </table:table-cell>
          <table:table-cell table:style-name="ce2" office:value-type="string" calcext:value-type="string">
            <text:p>7,54 g/cm3</text:p>
          </table:table-cell>
          <table:table-cell table:style-name="ce2" office:value-type="string" calcext:value-type="string">
            <text:p>1072 °C</text:p>
          </table:table-cell>
          <table:table-cell table:style-name="ce2" office:value-type="string" calcext:value-type="string">
            <text:p>1778 °C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string" calcext:value-type="string">
            <text:p>Lecoq de Boisbaudra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<text:a xlink:href="https://simple.wikipedia.org/wiki/Tin" xlink:type="simple">Tin</text:a></text:p>
          </table:table-cell>
          <table:table-cell table:style-name="ce2" office:value-type="string" calcext:value-type="string">
            <text:p>Latin Stannu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18,71 g/mol</text:p>
          </table:table-cell>
          <table:table-cell table:style-name="ce2" office:value-type="string" calcext:value-type="string">
            <text:p>7,29 g/cm3</text:p>
          </table:table-cell>
          <table:table-cell table:style-name="ce2" office:value-type="string" calcext:value-type="string">
            <text:p>232 °C</text:p>
          </table:table-cell>
          <table:table-cell table:style-name="ce2" office:value-type="string" calcext:value-type="string">
            <text:p>2270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<text:a xlink:href="https://simple.wikipedia.org/wiki/Strontium" xlink:type="simple">Strontium</text:a></text:p>
          </table:table-cell>
          <table:table-cell table:style-name="ce4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87,62 g/mol</text:p>
          </table:table-cell>
          <table:table-cell table:style-name="ce2" office:value-type="string" calcext:value-type="string">
            <text:p>2,63 g/cm3</text:p>
          </table:table-cell>
          <table:table-cell table:style-name="ce2" office:value-type="string" calcext:value-type="string">
            <text:p>769 °C</text:p>
          </table:table-cell>
          <table:table-cell table:style-name="ce2" office:value-type="string" calcext:value-type="string">
            <text:p>1384 °C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string" calcext:value-type="string">
            <text:p>Crawford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<text:a xlink:href="https://simple.wikipedia.org/wiki/Tantalum" xlink:type="simple">Tantalum</text:a></text:p>
          </table:table-cell>
          <table:table-cell table:style-name="ce4"/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180,9479 g/mol</text:p>
          </table:table-cell>
          <table:table-cell table:style-name="ce2" office:value-type="string" calcext:value-type="string">
            <text:p>16,68 g/cm3</text:p>
          </table:table-cell>
          <table:table-cell table:style-name="ce2" office:value-type="string" calcext:value-type="string">
            <text:p>2996 °C</text:p>
          </table:table-cell>
          <table:table-cell table:style-name="ce2" office:value-type="string" calcext:value-type="string">
            <text:p>5425 °C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string" calcext:value-type="string">
            <text:p>Ekeberg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Tb</text:p>
          </table:table-cell>
          <table:table-cell table:style-name="ce2" office:value-type="string" calcext:value-type="string">
            <text:p><text:a xlink:href="https://simple.wikipedia.org/wiki/Terbium" xlink:type="simple">Terbium</text:a></text:p>
          </table:table-cell>
          <table:table-cell table:style-name="ce4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158,92534 g/mol</text:p>
          </table:table-cell>
          <table:table-cell table:style-name="ce2" office:value-type="string" calcext:value-type="string">
            <text:p>8,25 g/cm3</text:p>
          </table:table-cell>
          <table:table-cell table:style-name="ce2" office:value-type="string" calcext:value-type="string">
            <text:p>1360 °C</text:p>
          </table:table-cell>
          <table:table-cell table:style-name="ce2" office:value-type="string" calcext:value-type="string">
            <text:p>3041 °C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string" calcext:value-type="string">
            <text:p>Mosander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<text:a xlink:href="https://simple.wikipedia.org/wiki/Technetium" xlink:type="simple">Technetium</text:a></text:p>
          </table:table-cell>
          <table:table-cell table:style-name="ce4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98,9063 g/mol</text:p>
          </table:table-cell>
          <table:table-cell table:style-name="ce2" office:value-type="string" calcext:value-type="string">
            <text:p>11,49 g/cm3</text:p>
          </table:table-cell>
          <table:table-cell table:style-name="ce2" office:value-type="string" calcext:value-type="string">
            <text:p>2172 °C</text:p>
          </table:table-cell>
          <table:table-cell table:style-name="ce2" office:value-type="string" calcext:value-type="string">
            <text:p>5030 °C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string" calcext:value-type="string">
            <text:p>Perrier and Segrè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<text:a xlink:href="https://simple.wikipedia.org/wiki/Tellurium" xlink:type="simple">Tellurium</text:a></text:p>
          </table:table-cell>
          <table:table-cell table:style-name="ce4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127,6 g/mol</text:p>
          </table:table-cell>
          <table:table-cell table:style-name="ce2" office:value-type="string" calcext:value-type="string">
            <text:p>6,25 g/cm3</text:p>
          </table:table-cell>
          <table:table-cell table:style-name="ce2" office:value-type="string" calcext:value-type="string">
            <text:p>449,6 °C</text:p>
          </table:table-cell>
          <table:table-cell table:style-name="ce2" office:value-type="string" calcext:value-type="string">
            <text:p>990 °C</text:p>
          </table:table-cell>
          <table:table-cell table:style-name="ce2" office:value-type="float" office:value="1782" calcext:value-type="float">
            <text:p>1782</text:p>
          </table:table-cell>
          <table:table-cell table:style-name="ce2" office:value-type="string" calcext:value-type="string">
            <text:p>von Reichenstei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<text:a xlink:href="https://simple.wikipedia.org/wiki/Thorium" xlink:type="simple">Thorium</text:a></text:p>
          </table:table-cell>
          <table:table-cell table:style-name="ce4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232,0381 g/mol</text:p>
          </table:table-cell>
          <table:table-cell table:style-name="ce2" office:value-type="string" calcext:value-type="string">
            <text:p>11,72 g/cm3</text:p>
          </table:table-cell>
          <table:table-cell table:style-name="ce2" office:value-type="string" calcext:value-type="string">
            <text:p>1750 °C</text:p>
          </table:table-cell>
          <table:table-cell table:style-name="ce2" office:value-type="string" calcext:value-type="string">
            <text:p>4787 °C</text:p>
          </table:table-cell>
          <table:table-cell table:style-name="ce2" office:value-type="float" office:value="1829" calcext:value-type="float">
            <text:p>1829</text:p>
          </table:table-cell>
          <table:table-cell table:style-name="ce2" office:value-type="string" calcext:value-type="string">
            <text:p>Berzelius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<text:a xlink:href="https://simple.wikipedia.org/wiki/Titanium" xlink:type="simple">Titanium</text:a></text:p>
          </table:table-cell>
          <table:table-cell table:style-name="ce4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7,88 g/mol</text:p>
          </table:table-cell>
          <table:table-cell table:style-name="ce2" office:value-type="string" calcext:value-type="string">
            <text:p>4,51 g/cm3</text:p>
          </table:table-cell>
          <table:table-cell table:style-name="ce2" office:value-type="string" calcext:value-type="string">
            <text:p>1660 °C</text:p>
          </table:table-cell>
          <table:table-cell table:style-name="ce2" office:value-type="string" calcext:value-type="string">
            <text:p>3260 °C</text:p>
          </table:table-cell>
          <table:table-cell table:style-name="ce2" office:value-type="float" office:value="1791" calcext:value-type="float">
            <text:p>1791</text:p>
          </table:table-cell>
          <table:table-cell table:style-name="ce2" office:value-type="string" calcext:value-type="string">
            <text:p>Gregor and Klaprot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<text:a xlink:href="https://simple.wikipedia.org/wiki/Thallium" xlink:type="simple">Thallium</text:a></text:p>
          </table:table-cell>
          <table:table-cell table:style-name="ce4"/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204,3833 g/mol</text:p>
          </table:table-cell>
          <table:table-cell table:style-name="ce2" office:value-type="string" calcext:value-type="string">
            <text:p>11,85 g/cm3</text:p>
          </table:table-cell>
          <table:table-cell table:style-name="ce2" office:value-type="string" calcext:value-type="string">
            <text:p>303,6 °C</text:p>
          </table:table-cell>
          <table:table-cell table:style-name="ce2" office:value-type="string" calcext:value-type="string">
            <text:p>1457 °C</text:p>
          </table:table-cell>
          <table:table-cell table:style-name="ce2" office:value-type="float" office:value="1861" calcext:value-type="float">
            <text:p>1861</text:p>
          </table:table-cell>
          <table:table-cell table:style-name="ce2" office:value-type="string" calcext:value-type="string">
            <text:p>Crookes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Tm</text:p>
          </table:table-cell>
          <table:table-cell table:style-name="ce2" office:value-type="string" calcext:value-type="string">
            <text:p><text:a xlink:href="https://simple.wikipedia.org/wiki/Thulium" xlink:type="simple">Thulium</text:a></text:p>
          </table:table-cell>
          <table:table-cell table:style-name="ce4"/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168,93421 g/mol</text:p>
          </table:table-cell>
          <table:table-cell table:style-name="ce2" office:value-type="string" calcext:value-type="string">
            <text:p>9,32 g/cm3</text:p>
          </table:table-cell>
          <table:table-cell table:style-name="ce2" office:value-type="string" calcext:value-type="string">
            <text:p>1545 °C</text:p>
          </table:table-cell>
          <table:table-cell table:style-name="ce2" office:value-type="string" calcext:value-type="string">
            <text:p>1727 °C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string" calcext:value-type="string">
            <text:p>Cleve </text:p>
          </table:table-cell>
          <table:table-cell table:number-columns-repeated="54"/>
        </table:table-row>
        <table:table-row table:style-name="ro5">
          <table:table-cell table:style-name="ce2" office:value-type="string" calcext:value-type="string">
            <text:p>Ts</text:p>
          </table:table-cell>
          <table:table-cell table:style-name="ce2" office:value-type="string" calcext:value-type="string">
            <text:p><text:a xlink:href="https://simple.wikipedia.org/wiki/Tennessine" xlink:type="simple">Tennessine</text:a></text:p>
          </table:table-cell>
          <table:table-cell table:style-name="ce4"/>
          <table:table-cell table:style-name="ce2" office:value-type="float" office:value="117" calcext:value-type="float">
            <text:p>117</text:p>
          </table:table-cell>
          <table:table-cell table:style-name="ce4" table:number-columns-repeated="6"/>
          <table:table-cell table:number-columns-repeated="54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<text:a xlink:href="https://simple.wikipedia.org/wiki/Uranium" xlink:type="simple">Uranium</text:a></text:p>
          </table:table-cell>
          <table:table-cell table:style-name="ce4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238,0289 g/mol</text:p>
          </table:table-cell>
          <table:table-cell table:style-name="ce2" office:value-type="string" calcext:value-type="string">
            <text:p>18,97 g/cm3</text:p>
          </table:table-cell>
          <table:table-cell table:style-name="ce2" office:value-type="string" calcext:value-type="string">
            <text:p>1132,4 °C</text:p>
          </table:table-cell>
          <table:table-cell table:style-name="ce2" office:value-type="string" calcext:value-type="string">
            <text:p>3818 °C</text:p>
          </table:table-cell>
          <table:table-cell table:style-name="ce2" office:value-type="float" office:value="1789" calcext:value-type="float">
            <text:p>1789</text:p>
          </table:table-cell>
          <table:table-cell table:style-name="ce2" office:value-type="string" calcext:value-type="string">
            <text:p>Klaproth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<text:a xlink:href="https://simple.wikipedia.org/wiki/Vanadium" xlink:type="simple">Vanadium</text:a></text:p>
          </table:table-cell>
          <table:table-cell table:style-name="ce4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50,9415 g/mol</text:p>
          </table:table-cell>
          <table:table-cell table:style-name="ce2" office:value-type="string" calcext:value-type="string">
            <text:p>6,09 g/cm3</text:p>
          </table:table-cell>
          <table:table-cell table:style-name="ce2" office:value-type="string" calcext:value-type="string">
            <text:p>1890 °C</text:p>
          </table:table-cell>
          <table:table-cell table:style-name="ce2" office:value-type="string" calcext:value-type="string">
            <text:p>3380 °C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string" calcext:value-type="string">
            <text:p>del Rio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<text:a xlink:href="https://simple.wikipedia.org/wiki/Tungsten" xlink:type="simple">Tungsten</text:a></text:p>
          </table:table-cell>
          <table:table-cell table:style-name="ce2" office:value-type="string" calcext:value-type="string">
            <text:p>German Wolfram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183,85 g/mol</text:p>
          </table:table-cell>
          <table:table-cell table:style-name="ce2" office:value-type="string" calcext:value-type="string">
            <text:p>19,26 g/cm3</text:p>
          </table:table-cell>
          <table:table-cell table:style-name="ce2" office:value-type="string" calcext:value-type="string">
            <text:p>3407 °C</text:p>
          </table:table-cell>
          <table:table-cell table:style-name="ce2" office:value-type="string" calcext:value-type="string">
            <text:p>5927 °C</text:p>
          </table:table-cell>
          <table:table-cell table:style-name="ce2" office:value-type="float" office:value="1783" calcext:value-type="float">
            <text:p>1783</text:p>
          </table:table-cell>
          <table:table-cell table:style-name="ce2" office:value-type="string" calcext:value-type="string">
            <text:p>Gebrüder de Elhuyar 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Xe</text:p>
          </table:table-cell>
          <table:table-cell table:style-name="ce2" office:value-type="string" calcext:value-type="string">
            <text:p><text:a xlink:href="https://simple.wikipedia.org/wiki/Xenon" xlink:type="simple">Xenon</text:a></text:p>
          </table:table-cell>
          <table:table-cell table:style-name="ce4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131,29 g/mol</text:p>
          </table:table-cell>
          <table:table-cell table:style-name="ce2" office:value-type="string" calcext:value-type="string">
            <text:p>4,49 g/l</text:p>
          </table:table-cell>
          <table:table-cell table:style-name="ce2" office:value-type="string" calcext:value-type="string">
            <text:p>-111,9 °C</text:p>
          </table:table-cell>
          <table:table-cell table:style-name="ce2" office:value-type="string" calcext:value-type="string">
            <text:p>-107 °C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string" calcext:value-type="string">
            <text:p>Ramsay and Travers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<text:a xlink:href="https://simple.wikipedia.org/wiki/Yttrium" xlink:type="simple">Yttrium</text:a></text:p>
          </table:table-cell>
          <table:table-cell table:style-name="ce4"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88,90585 g/mol</text:p>
          </table:table-cell>
          <table:table-cell table:style-name="ce2" office:value-type="string" calcext:value-type="string">
            <text:p>4,47 g/cm3</text:p>
          </table:table-cell>
          <table:table-cell table:style-name="ce2" office:value-type="string" calcext:value-type="string">
            <text:p>1523 °C</text:p>
          </table:table-cell>
          <table:table-cell table:style-name="ce2" office:value-type="string" calcext:value-type="string">
            <text:p>3337 °C</text:p>
          </table:table-cell>
          <table:table-cell table:style-name="ce2" office:value-type="float" office:value="1794" calcext:value-type="float">
            <text:p>1794</text:p>
          </table:table-cell>
          <table:table-cell table:style-name="ce2" office:value-type="string" calcext:value-type="string">
            <text:p>Gadoli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Yb</text:p>
          </table:table-cell>
          <table:table-cell table:style-name="ce2" office:value-type="string" calcext:value-type="string">
            <text:p><text:a xlink:href="https://simple.wikipedia.org/wiki/Ytterbium" xlink:type="simple">Ytterbium</text:a></text:p>
          </table:table-cell>
          <table:table-cell table:style-name="ce4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173,04 g/mol</text:p>
          </table:table-cell>
          <table:table-cell table:style-name="ce2" office:value-type="string" calcext:value-type="string">
            <text:p>6,97 g/cm3</text:p>
          </table:table-cell>
          <table:table-cell table:style-name="ce2" office:value-type="string" calcext:value-type="string">
            <text:p>824 °C</text:p>
          </table:table-cell>
          <table:table-cell table:style-name="ce2" office:value-type="string" calcext:value-type="string">
            <text:p>1193 °C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string" calcext:value-type="string">
            <text:p>de Marignac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Zn</text:p>
          </table:table-cell>
          <table:table-cell table:style-name="ce2" office:value-type="string" calcext:value-type="string">
            <text:p><text:a xlink:href="https://simple.wikipedia.org/wiki/Zinc" xlink:type="simple">Zinc</text:a></text:p>
          </table:table-cell>
          <table:table-cell table:style-name="ce4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65,39 g/mol</text:p>
          </table:table-cell>
          <table:table-cell table:style-name="ce2" office:value-type="string" calcext:value-type="string">
            <text:p>7,14 g/cm3</text:p>
          </table:table-cell>
          <table:table-cell table:style-name="ce2" office:value-type="string" calcext:value-type="string">
            <text:p>419,6 °C</text:p>
          </table:table-cell>
          <table:table-cell table:style-name="ce2" office:value-type="string" calcext:value-type="string">
            <text:p>9 °C</text:p>
          </table:table-cell>
          <table:table-cell table:style-name="ce2" office:value-type="string" calcext:value-type="string">
            <text:p>prehistoric</text:p>
          </table:table-cell>
          <table:table-cell table:style-name="ce2" office:value-type="string" calcext:value-type="string">
            <text:p>unknown 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Zr</text:p>
          </table:table-cell>
          <table:table-cell table:style-name="ce2" office:value-type="string" calcext:value-type="string">
            <text:p><text:a xlink:href="https://simple.wikipedia.org/wiki/Zirconium" xlink:type="simple">Zirconium</text:a></text:p>
          </table:table-cell>
          <table:table-cell table:style-name="ce4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91,224 g/mol</text:p>
          </table:table-cell>
          <table:table-cell table:style-name="ce2" office:value-type="string" calcext:value-type="string">
            <text:p>6,51 g/cm3</text:p>
          </table:table-cell>
          <table:table-cell table:style-name="ce2" office:value-type="string" calcext:value-type="string">
            <text:p>1852 °C</text:p>
          </table:table-cell>
          <table:table-cell table:style-name="ce2" office:value-type="string" calcext:value-type="string">
            <text:p>4377 °C</text:p>
          </table:table-cell>
          <table:table-cell table:style-name="ce2" office:value-type="float" office:value="1789" calcext:value-type="float">
            <text:p>1789</text:p>
          </table:table-cell>
          <table:table-cell table:style-name="ce2" office:value-type="string" calcext:value-type="string">
            <text:p>Klaproth </text:p>
          </table:table-cell>
          <table:table-cell table:number-columns-repeated="54"/>
        </table:table-row>
        <table:table-row table:style-name="ro6">
          <table:table-cell table:style-name="ce3" office:value-type="float" office:value="3849" calcext:value-type="float">
            <text:p>3849</text:p>
          </table:table-cell>
          <table:table-cell office:value-type="string" calcext:value-type="string">
            <text:p>aquamarine</text:p>
          </table:table-cell>
          <table:table-cell table:number-columns-repeated="62"/>
        </table:table-row>
        <table:table-row table:style-name="ro6">
          <table:table-cell table:style-name="ce3" office:value-type="float" office:value="4670" calcext:value-type="float">
            <text:p>4670</text:p>
          </table:table-cell>
          <table:table-cell office:value-type="string" calcext:value-type="string">
            <text:p>peridot</text:p>
          </table:table-cell>
          <table:table-cell table:number-columns-repeated="62"/>
        </table:table-row>
        <table:table-row table:style-name="ro6" table:number-rows-repeated="104845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2-11-18T13:42:19</meta:creation-date>
    <dc:date>2022-11-18T13:48:53.657280202</dc:date>
    <meta:generator>LibreOffice/6.4.7.2$Linux_X86_64 LibreOffice_project/40$Build-2</meta:generator>
    <meta:editing-duration>PT4M5S</meta:editing-duration>
    <meta:editing-cycles>2</meta:editing-cycles>
    <meta:document-statistic meta:table-count="1" meta:cell-count="1009" meta:object-count="0"/>
    <meta:user-defined meta:name="AppVersion">3.0</meta:user-defined>
  </office:meta>
</office:document-meta>
</file>